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adornments="Bold" style:font-pitch="variable"/>
    <style:font-face style:name="Arial Black1" svg:font-family="'Arial Black'" style:font-adornments="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1.0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99" fo:border="0.74pt solid #000000"/>
      <style:text-properties style:font-name="Arial Black" fo:font-size="10pt" fo:font-weight="normal"/>
    </style:style>
    <style:style style:name="ce2" style:family="table-cell" style:parent-style-name="Default">
      <style:table-cell-properties fo:background-color="#99ff66"/>
      <style:text-properties style:font-name="Arial Black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73.89pt" svg:height="164.01pt" svg:x="556.72pt" svg:y="4pt">
            <loext:p draw:notify-on-update-of-ranges="Sheet1.B3:Sheet1.B12 Sheet1.L3:Sheet1.L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68.16pt" svg:height="155.99pt" svg:x="555.9pt" svg:y="205.6pt">
            <loext:p draw:notify-on-update-of-ranges="Sheet1.B18:Sheet1.B27 Sheet1.L18:Sheet1.L2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505.9pt" svg:height="153.61pt" svg:x="542.75pt" svg:y="376.81pt">
            <loext:p draw:notify-on-update-of-ranges="Sheet1.B31:Sheet1.B40 Sheet1.L31:Sheet1.L4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501.79pt" svg:height="154.4pt" svg:x="541.93pt" svg:y="554.4pt">
            <loext:p draw:notify-on-update-of-ranges="Sheet1.B45:Sheet1.B54 Sheet1.L45:Sheet1.L5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57.48pt" svg:height="143.21pt" svg:x="497.68pt" svg:y="734.4pt">
            <loext:p draw:notify-on-update-of-ranges="Sheet1.B59:Sheet1.B68 Sheet1.L59:Sheet1.L68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436.17pt" svg:height="134.42pt" svg:x="508.34pt" svg:y="908.79pt">
            <loext:p draw:notify-on-update-of-ranges="Sheet1.B72:Sheet1.B81 Sheet1.L72:Sheet1.L8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1" table:visibility="collapse" table:default-cell-style-name="Default"/>
        <table:table-column table:style-name="co2" table:visibility="collapse" table:number-columns-repeated="5" table:default-cell-style-name="Default"/>
        <table:table-column table:style-name="co2" table:default-cell-style-name="Default"/>
        <table:table-column table:style-name="co2" table:visibility="collapse" table:default-cell-style-name="Default"/>
        <table:table-column table:style-name="co2" table:default-cell-style-name="Default"/>
        <table:table-row table:style-name="ro1">
          <table:table-cell table:style-name="ce1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(n)</text:p>
          </table:table-cell>
          <table:table-cell/>
          <table:table-cell table:style-name="ce1" table:number-columns-repeated="5"/>
          <table:table-cell table:style-name="ce1" office:value-type="string" calcext:value-type="string">
            <text:p>t(n) [s]</text:p>
          </table:table-cell>
          <table:table-cell table:style-name="ce1"/>
          <table:table-cell table:style-name="ce1" office:value-type="string" calcext:value-type="string">
            <text:p>q(n)</text:p>
          </table:table-cell>
        </table:table-row>
        <table:table-row table:style-name="ro1">
          <table:table-cell table:style-name="ce2" office:value-type="string" calcext:value-type="string">
            <text:p>naive + BFS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formula="of:=[.B3] * [.B3]" office:value-type="float" office:value="9000000" calcext:value-type="float">
            <text:p>9000000</text:p>
          </table:table-cell>
          <table:table-cell/>
          <table:table-cell office:value-type="float" office:value="0.222483" calcext:value-type="float">
            <text:p>0.222483</text:p>
          </table:table-cell>
          <table:table-cell office:value-type="float" office:value="0.236693" calcext:value-type="float">
            <text:p>0.236693</text:p>
          </table:table-cell>
          <table:table-cell office:value-type="float" office:value="0.23841" calcext:value-type="float">
            <text:p>0.23841</text:p>
          </table:table-cell>
          <table:table-cell office:value-type="float" office:value="0.233376" calcext:value-type="float">
            <text:p>0.233376</text:p>
          </table:table-cell>
          <table:table-cell office:value-type="float" office:value="0.235961" calcext:value-type="float">
            <text:p>0.235961</text:p>
          </table:table-cell>
          <table:table-cell table:formula="of:=AVERAGE([.E3:.I3])" office:value-type="float" office:value="0.2333846" calcext:value-type="float">
            <text:p>0.2333846</text:p>
          </table:table-cell>
          <table:table-cell/>
          <table:table-cell table:formula="of:= [.J3] * [.$C$7] / ( [.C3] * [.$J$7] )" office:value-type="float" office:value="1.30019739346146" calcext:value-type="float">
            <text:p>1.3001973935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formula="of:=[.B4] * [.B4]" office:value-type="float" office:value="36000000" calcext:value-type="float">
            <text:p>36000000</text:p>
          </table:table-cell>
          <table:table-cell/>
          <table:table-cell office:value-type="float" office:value="0.714124" calcext:value-type="float">
            <text:p>0.714124</text:p>
          </table:table-cell>
          <table:table-cell office:value-type="float" office:value="0.712142" calcext:value-type="float">
            <text:p>0.712142</text:p>
          </table:table-cell>
          <table:table-cell office:value-type="float" office:value="0.801976" calcext:value-type="float">
            <text:p>0.801976</text:p>
          </table:table-cell>
          <table:table-cell office:value-type="float" office:value="0.717062" calcext:value-type="float">
            <text:p>0.717062</text:p>
          </table:table-cell>
          <table:table-cell office:value-type="float" office:value="0.76699" calcext:value-type="float">
            <text:p>0.76699</text:p>
          </table:table-cell>
          <table:table-cell table:formula="of:=AVERAGE([.E4:.I4])" office:value-type="float" office:value="0.7424588" calcext:value-type="float">
            <text:p>0.7424588</text:p>
          </table:table-cell>
          <table:table-cell/>
          <table:table-cell table:formula="of:= [.J4] * [.$C$7] / ( [.C4] * [.$J$7] )" office:value-type="float" office:value="1.03406886798928" calcext:value-type="float">
            <text:p>1.034068868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table:formula="of:=[.B5] * [.B5]" office:value-type="float" office:value="81000000" calcext:value-type="float">
            <text:p>81000000</text:p>
          </table:table-cell>
          <table:table-cell/>
          <table:table-cell office:value-type="float" office:value="1.56757" calcext:value-type="float">
            <text:p>1.56757</text:p>
          </table:table-cell>
          <table:table-cell office:value-type="float" office:value="1.58105" calcext:value-type="float">
            <text:p>1.58105</text:p>
          </table:table-cell>
          <table:table-cell office:value-type="float" office:value="1.65927" calcext:value-type="float">
            <text:p>1.65927</text:p>
          </table:table-cell>
          <table:table-cell office:value-type="float" office:value="1.62243" calcext:value-type="float">
            <text:p>1.62243</text:p>
          </table:table-cell>
          <table:table-cell office:value-type="float" office:value="1.59482" calcext:value-type="float">
            <text:p>1.59482</text:p>
          </table:table-cell>
          <table:table-cell table:formula="of:=AVERAGE([.E5:.I5])" office:value-type="float" office:value="1.605028" calcext:value-type="float">
            <text:p>1.605028</text:p>
          </table:table-cell>
          <table:table-cell/>
          <table:table-cell table:formula="of:= [.J5] * [.$C$7] / ( [.C5] * [.$J$7] )" office:value-type="float" office:value="0.993521338708085" calcext:value-type="float">
            <text:p>0.9935213387</text:p>
          </table:table-cell>
        </table:table-row>
        <table:table-row table:style-name="ro1">
          <table:table-cell/>
          <table:table-cell office:value-type="float" office:value="12000" calcext:value-type="float">
            <text:p>12000</text:p>
          </table:table-cell>
          <table:table-cell table:formula="of:=[.B6] * [.B6]" office:value-type="float" office:value="144000000" calcext:value-type="float">
            <text:p>144000000</text:p>
          </table:table-cell>
          <table:table-cell/>
          <table:table-cell office:value-type="float" office:value="2.98661" calcext:value-type="float">
            <text:p>2.98661</text:p>
          </table:table-cell>
          <table:table-cell office:value-type="float" office:value="4.12077" calcext:value-type="float">
            <text:p>4.12077</text:p>
          </table:table-cell>
          <table:table-cell office:value-type="float" office:value="2.78016" calcext:value-type="float">
            <text:p>2.78016</text:p>
          </table:table-cell>
          <table:table-cell office:value-type="float" office:value="2.81631" calcext:value-type="float">
            <text:p>2.81631</text:p>
          </table:table-cell>
          <table:table-cell office:value-type="float" office:value="2.95935" calcext:value-type="float">
            <text:p>2.95935</text:p>
          </table:table-cell>
          <table:table-cell table:formula="of:=AVERAGE([.E6:.I6])" office:value-type="float" office:value="3.13264" calcext:value-type="float">
            <text:p>3.13264</text:p>
          </table:table-cell>
          <table:table-cell/>
          <table:table-cell table:formula="of:= [.J6] * [.$C$7] / ( [.C6] * [.$J$7] )" office:value-type="float" office:value="1.09075597818288" calcext:value-type="float">
            <text:p>1.0907559782</text:p>
          </table:table-cell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table:formula="of:=[.B7] * [.B7]" office:value-type="float" office:value="225000000" calcext:value-type="float">
            <text:p>225000000</text:p>
          </table:table-cell>
          <table:table-cell/>
          <table:table-cell office:value-type="float" office:value="4.88954" calcext:value-type="float">
            <text:p>4.88954</text:p>
          </table:table-cell>
          <table:table-cell office:value-type="float" office:value="4.40369" calcext:value-type="float">
            <text:p>4.40369</text:p>
          </table:table-cell>
          <table:table-cell office:value-type="float" office:value="4.34183" calcext:value-type="float">
            <text:p>4.34183</text:p>
          </table:table-cell>
          <table:table-cell office:value-type="float" office:value="4.42732" calcext:value-type="float">
            <text:p>4.42732</text:p>
          </table:table-cell>
          <table:table-cell office:value-type="float" office:value="4.37504" calcext:value-type="float">
            <text:p>4.37504</text:p>
          </table:table-cell>
          <table:table-cell table:formula="of:=AVERAGE([.E7:.I7])" office:value-type="float" office:value="4.487484" calcext:value-type="float">
            <text:p>4.487484</text:p>
          </table:table-cell>
          <table:table-cell/>
          <table:table-cell table:formula="of:= [.J7] * [.$C$7] / ( [.C7] * [.$J$7] 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8000" calcext:value-type="float">
            <text:p>18000</text:p>
          </table:table-cell>
          <table:table-cell table:formula="of:=[.B8] * [.B8]" office:value-type="float" office:value="324000000" calcext:value-type="float">
            <text:p>324000000</text:p>
          </table:table-cell>
          <table:table-cell/>
          <table:table-cell office:value-type="float" office:value="7.38628" calcext:value-type="float">
            <text:p>7.38628</text:p>
          </table:table-cell>
          <table:table-cell office:value-type="float" office:value="6.34486" calcext:value-type="float">
            <text:p>6.34486</text:p>
          </table:table-cell>
          <table:table-cell office:value-type="float" office:value="6.30729" calcext:value-type="float">
            <text:p>6.30729</text:p>
          </table:table-cell>
          <table:table-cell office:value-type="float" office:value="9.57695" calcext:value-type="float">
            <text:p>9.57695</text:p>
          </table:table-cell>
          <table:table-cell office:value-type="float" office:value="9.52246" calcext:value-type="float">
            <text:p>9.52246</text:p>
          </table:table-cell>
          <table:table-cell table:formula="of:=AVERAGE([.E8:.I8])" office:value-type="float" office:value="7.827568" calcext:value-type="float">
            <text:p>7.827568</text:p>
          </table:table-cell>
          <table:table-cell/>
          <table:table-cell table:formula="of:= [.J8] * [.$C$7] / ( [.C8] * [.$J$7] )" office:value-type="float" office:value="1.21132712921341" calcext:value-type="float">
            <text:p>1.2113271292</text:p>
          </table:table-cell>
        </table:table-row>
        <table:table-row table:style-name="ro1">
          <table:table-cell/>
          <table:table-cell office:value-type="float" office:value="21000" calcext:value-type="float">
            <text:p>21000</text:p>
          </table:table-cell>
          <table:table-cell table:formula="of:=[.B9] * [.B9]" office:value-type="float" office:value="441000000" calcext:value-type="float">
            <text:p>441000000</text:p>
          </table:table-cell>
          <table:table-cell/>
          <table:table-cell office:value-type="float" office:value="9.73225" calcext:value-type="float">
            <text:p>9.73225</text:p>
          </table:table-cell>
          <table:table-cell office:value-type="float" office:value="10.1858" calcext:value-type="float">
            <text:p>10.1858</text:p>
          </table:table-cell>
          <table:table-cell office:value-type="float" office:value="8.62219" calcext:value-type="float">
            <text:p>8.62219</text:p>
          </table:table-cell>
          <table:table-cell office:value-type="float" office:value="14.4255" calcext:value-type="float">
            <text:p>14.4255</text:p>
          </table:table-cell>
          <table:table-cell office:value-type="float" office:value="14.2949" calcext:value-type="float">
            <text:p>14.2949</text:p>
          </table:table-cell>
          <table:table-cell table:formula="of:=AVERAGE([.E9:.I9])" office:value-type="float" office:value="11.452128" calcext:value-type="float">
            <text:p>11.452128</text:p>
          </table:table-cell>
          <table:table-cell/>
          <table:table-cell table:formula="of:= [.J9] * [.$C$7] / ( [.C9] * [.$J$7] )" office:value-type="float" office:value="1.30204864217446" calcext:value-type="float">
            <text:p>1.3020486422</text:p>
          </table:table-cell>
        </table:table-row>
        <table:table-row table:style-name="ro1">
          <table:table-cell/>
          <table:table-cell office:value-type="float" office:value="24000" calcext:value-type="float">
            <text:p>24000</text:p>
          </table:table-cell>
          <table:table-cell table:formula="of:=[.B10] * [.B10]" office:value-type="float" office:value="576000000" calcext:value-type="float">
            <text:p>576000000</text:p>
          </table:table-cell>
          <table:table-cell/>
          <table:table-cell office:value-type="float" office:value="12.3906" calcext:value-type="float">
            <text:p>12.3906</text:p>
          </table:table-cell>
          <table:table-cell office:value-type="float" office:value="11.4364" calcext:value-type="float">
            <text:p>11.4364</text:p>
          </table:table-cell>
          <table:table-cell office:value-type="float" office:value="22.0653" calcext:value-type="float">
            <text:p>22.0653</text:p>
          </table:table-cell>
          <table:table-cell office:value-type="float" office:value="11.6553" calcext:value-type="float">
            <text:p>11.6553</text:p>
          </table:table-cell>
          <table:table-cell office:value-type="float" office:value="11.6147" calcext:value-type="float">
            <text:p>11.6147</text:p>
          </table:table-cell>
          <table:table-cell table:formula="of:=AVERAGE([.E10:.I10])" office:value-type="float" office:value="13.83246" calcext:value-type="float">
            <text:p>13.83246</text:p>
          </table:table-cell>
          <table:table-cell/>
          <table:table-cell table:formula="of:= [.J10] * [.$C$7] / ( [.C10] * [.$J$7] )" office:value-type="float" office:value="1.2040833321077" calcext:value-type="float">
            <text:p>1.2040833321</text:p>
          </table:table-cell>
        </table:table-row>
        <table:table-row table:style-name="ro1">
          <table:table-cell/>
          <table:table-cell office:value-type="float" office:value="27000" calcext:value-type="float">
            <text:p>27000</text:p>
          </table:table-cell>
          <table:table-cell table:formula="of:=[.B11] * [.B11]" office:value-type="float" office:value="729000000" calcext:value-type="float">
            <text:p>729000000</text:p>
          </table:table-cell>
          <table:table-cell/>
          <table:table-cell office:value-type="float" office:value="15.7202" calcext:value-type="float">
            <text:p>15.7202</text:p>
          </table:table-cell>
          <table:table-cell office:value-type="float" office:value="14.5934" calcext:value-type="float">
            <text:p>14.5934</text:p>
          </table:table-cell>
          <table:table-cell office:value-type="float" office:value="14.8608" calcext:value-type="float">
            <text:p>14.8608</text:p>
          </table:table-cell>
          <table:table-cell office:value-type="float" office:value="14.9896" calcext:value-type="float">
            <text:p>14.9896</text:p>
          </table:table-cell>
          <table:table-cell office:value-type="float" office:value="14.6293" calcext:value-type="float">
            <text:p>14.6293</text:p>
          </table:table-cell>
          <table:table-cell table:formula="of:=AVERAGE([.E11:.I11])" office:value-type="float" office:value="14.95866" calcext:value-type="float">
            <text:p>14.95866</text:p>
          </table:table-cell>
          <table:table-cell/>
          <table:table-cell table:formula="of:= [.J11] * [.$C$7] / ( [.C11] * [.$J$7] )" office:value-type="float" office:value="1.02883272015463" calcext:value-type="float">
            <text:p>1.0288327202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table:formula="of:=[.B12] * [.B12]" office:value-type="float" office:value="900000000" calcext:value-type="float">
            <text:p>900000000</text:p>
          </table:table-cell>
          <table:table-cell/>
          <table:table-cell office:value-type="float" office:value="18.0997" calcext:value-type="float">
            <text:p>18.0997</text:p>
          </table:table-cell>
          <table:table-cell office:value-type="float" office:value="18.0335" calcext:value-type="float">
            <text:p>18.0335</text:p>
          </table:table-cell>
          <table:table-cell office:value-type="float" office:value="18.5652" calcext:value-type="float">
            <text:p>18.5652</text:p>
          </table:table-cell>
          <table:table-cell office:value-type="float" office:value="18.4607" calcext:value-type="float">
            <text:p>18.4607</text:p>
          </table:table-cell>
          <table:table-cell office:value-type="float" office:value="37.4403" calcext:value-type="float">
            <text:p>37.4403</text:p>
          </table:table-cell>
          <table:table-cell table:formula="of:=AVERAGE([.E12:.I12])" office:value-type="float" office:value="22.11988" calcext:value-type="float">
            <text:p>22.11988</text:p>
          </table:table-cell>
          <table:table-cell/>
          <table:table-cell table:formula="of:= [.J12] * [.$C$7] / ( [.C12] * [.$J$7] )" office:value-type="float" office:value="1.23230968622952" calcext:value-type="float">
            <text:p>1.2323096862</text:p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style-name="ce2" office:value-type="string" calcext:value-type="string">
            <text:p>naive + disjoint_sets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formula="of:=[.B18] * [.B18]" office:value-type="float" office:value="9000000" calcext:value-type="float">
            <text:p>9000000</text:p>
          </table:table-cell>
          <table:table-cell/>
          <table:table-cell office:value-type="float" office:value="0.22745" calcext:value-type="float">
            <text:p>0.22745</text:p>
          </table:table-cell>
          <table:table-cell office:value-type="float" office:value="0.239729" calcext:value-type="float">
            <text:p>0.239729</text:p>
          </table:table-cell>
          <table:table-cell office:value-type="float" office:value="0.230703" calcext:value-type="float">
            <text:p>0.230703</text:p>
          </table:table-cell>
          <table:table-cell office:value-type="float" office:value="0.233965" calcext:value-type="float">
            <text:p>0.233965</text:p>
          </table:table-cell>
          <table:table-cell office:value-type="float" office:value="0.233777" calcext:value-type="float">
            <text:p>0.233777</text:p>
          </table:table-cell>
          <table:table-cell table:formula="of:=AVERAGE([.E18:.I18])" office:value-type="float" office:value="0.2331248" calcext:value-type="float">
            <text:p>0.2331248</text:p>
          </table:table-cell>
          <table:table-cell/>
          <table:table-cell table:formula="of:=[.J18]*[.$C$22]/([.C3]*[.$J$22])" office:value-type="float" office:value="1.30472723300095" calcext:value-type="float">
            <text:p>1.304727233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formula="of:=[.B19] * [.B19]" office:value-type="float" office:value="36000000" calcext:value-type="float">
            <text:p>36000000</text:p>
          </table:table-cell>
          <table:table-cell/>
          <table:table-cell office:value-type="float" office:value="0.720002" calcext:value-type="float">
            <text:p>0.720002</text:p>
          </table:table-cell>
          <table:table-cell office:value-type="float" office:value="0.71924" calcext:value-type="float">
            <text:p>0.71924</text:p>
          </table:table-cell>
          <table:table-cell office:value-type="float" office:value="0.728929" calcext:value-type="float">
            <text:p>0.728929</text:p>
          </table:table-cell>
          <table:table-cell office:value-type="float" office:value="0.71778" calcext:value-type="float">
            <text:p>0.71778</text:p>
          </table:table-cell>
          <table:table-cell office:value-type="float" office:value="0.715684" calcext:value-type="float">
            <text:p>0.715684</text:p>
          </table:table-cell>
          <table:table-cell table:formula="of:=AVERAGE([.E19:.I19])" office:value-type="float" office:value="0.720327" calcext:value-type="float">
            <text:p>0.720327</text:p>
          </table:table-cell>
          <table:table-cell/>
          <table:table-cell table:formula="of:=[.J19]*[.$C$22]/([.C4]*[.$J$22])" office:value-type="float" office:value="1.00786172638633" calcext:value-type="float">
            <text:p>1.0078617264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table:formula="of:=[.B20] * [.B20]" office:value-type="float" office:value="81000000" calcext:value-type="float">
            <text:p>81000000</text:p>
          </table:table-cell>
          <table:table-cell/>
          <table:table-cell office:value-type="float" office:value="1.63" calcext:value-type="float">
            <text:p>1.63</text:p>
          </table:table-cell>
          <table:table-cell office:value-type="float" office:value="1.5995" calcext:value-type="float">
            <text:p>1.5995</text:p>
          </table:table-cell>
          <table:table-cell office:value-type="float" office:value="1.67262" calcext:value-type="float">
            <text:p>1.67262</text:p>
          </table:table-cell>
          <table:table-cell office:value-type="float" office:value="1.66671" calcext:value-type="float">
            <text:p>1.66671</text:p>
          </table:table-cell>
          <table:table-cell office:value-type="float" office:value="1.63216" calcext:value-type="float">
            <text:p>1.63216</text:p>
          </table:table-cell>
          <table:table-cell table:formula="of:=AVERAGE([.E20:.I20])" office:value-type="float" office:value="1.640198" calcext:value-type="float">
            <text:p>1.640198</text:p>
          </table:table-cell>
          <table:table-cell/>
          <table:table-cell table:formula="of:=[.J20]*[.$C$22]/([.C5]*[.$J$22])" office:value-type="float" office:value="1.01996441301144" calcext:value-type="float">
            <text:p>1.019964413</text:p>
          </table:table-cell>
        </table:table-row>
        <table:table-row table:style-name="ro1">
          <table:table-cell/>
          <table:table-cell office:value-type="float" office:value="12000" calcext:value-type="float">
            <text:p>12000</text:p>
          </table:table-cell>
          <table:table-cell table:formula="of:=[.B21] * [.B21]" office:value-type="float" office:value="144000000" calcext:value-type="float">
            <text:p>144000000</text:p>
          </table:table-cell>
          <table:table-cell/>
          <table:table-cell office:value-type="float" office:value="2.91353" calcext:value-type="float">
            <text:p>2.91353</text:p>
          </table:table-cell>
          <table:table-cell office:value-type="float" office:value="2.81523" calcext:value-type="float">
            <text:p>2.81523</text:p>
          </table:table-cell>
          <table:table-cell office:value-type="float" office:value="2.96747" calcext:value-type="float">
            <text:p>2.96747</text:p>
          </table:table-cell>
          <table:table-cell office:value-type="float" office:value="2.82515" calcext:value-type="float">
            <text:p>2.82515</text:p>
          </table:table-cell>
          <table:table-cell office:value-type="float" office:value="2.81173" calcext:value-type="float">
            <text:p>2.81173</text:p>
          </table:table-cell>
          <table:table-cell table:formula="of:=AVERAGE([.E21:.I21])" office:value-type="float" office:value="2.866622" calcext:value-type="float">
            <text:p>2.866622</text:p>
          </table:table-cell>
          <table:table-cell/>
          <table:table-cell table:formula="of:=[.J21]*[.$C$22]/([.C6]*[.$J$22])" office:value-type="float" office:value="1.00272466456798" calcext:value-type="float">
            <text:p>1.0027246646</text:p>
          </table:table-cell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table:formula="of:=[.B22] * [.B22]" office:value-type="float" office:value="225000000" calcext:value-type="float">
            <text:p>225000000</text:p>
          </table:table-cell>
          <table:table-cell/>
          <table:table-cell office:value-type="float" office:value="4.39599" calcext:value-type="float">
            <text:p>4.39599</text:p>
          </table:table-cell>
          <table:table-cell office:value-type="float" office:value="4.42657" calcext:value-type="float">
            <text:p>4.42657</text:p>
          </table:table-cell>
          <table:table-cell office:value-type="float" office:value="4.66844" calcext:value-type="float">
            <text:p>4.66844</text:p>
          </table:table-cell>
          <table:table-cell office:value-type="float" office:value="4.44733" calcext:value-type="float">
            <text:p>4.44733</text:p>
          </table:table-cell>
          <table:table-cell office:value-type="float" office:value="4.3963" calcext:value-type="float">
            <text:p>4.3963</text:p>
          </table:table-cell>
          <table:table-cell table:formula="of:=AVERAGE([.E22:.I22])" office:value-type="float" office:value="4.466926" calcext:value-type="float">
            <text:p>4.466926</text:p>
          </table:table-cell>
          <table:table-cell/>
          <table:table-cell table:formula="of:=[.J22]*[.$C$22]/([.C7]*[.$J$2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8000" calcext:value-type="float">
            <text:p>18000</text:p>
          </table:table-cell>
          <table:table-cell table:formula="of:=[.B23] * [.B23]" office:value-type="float" office:value="324000000" calcext:value-type="float">
            <text:p>324000000</text:p>
          </table:table-cell>
          <table:table-cell/>
          <table:table-cell office:value-type="float" office:value="6.4944" calcext:value-type="float">
            <text:p>6.4944</text:p>
          </table:table-cell>
          <table:table-cell office:value-type="float" office:value="6.54911" calcext:value-type="float">
            <text:p>6.54911</text:p>
          </table:table-cell>
          <table:table-cell office:value-type="float" office:value="6.70225" calcext:value-type="float">
            <text:p>6.70225</text:p>
          </table:table-cell>
          <table:table-cell office:value-type="float" office:value="6.32586" calcext:value-type="float">
            <text:p>6.32586</text:p>
          </table:table-cell>
          <table:table-cell office:value-type="float" office:value="6.31911" calcext:value-type="float">
            <text:p>6.31911</text:p>
          </table:table-cell>
          <table:table-cell table:formula="of:=AVERAGE([.E23:.I23])" office:value-type="float" office:value="6.478146" calcext:value-type="float">
            <text:p>6.478146</text:p>
          </table:table-cell>
          <table:table-cell/>
          <table:table-cell table:formula="of:=[.J23]*[.$C$22]/([.C8]*[.$J$22])" office:value-type="float" office:value="1.00711596744607" calcext:value-type="float">
            <text:p>1.0071159674</text:p>
          </table:table-cell>
        </table:table-row>
        <table:table-row table:style-name="ro1">
          <table:table-cell/>
          <table:table-cell office:value-type="float" office:value="21000" calcext:value-type="float">
            <text:p>21000</text:p>
          </table:table-cell>
          <table:table-cell table:formula="of:=[.B24] * [.B24]" office:value-type="float" office:value="441000000" calcext:value-type="float">
            <text:p>441000000</text:p>
          </table:table-cell>
          <table:table-cell/>
          <table:table-cell office:value-type="float" office:value="8.75182" calcext:value-type="float">
            <text:p>8.75182</text:p>
          </table:table-cell>
          <table:table-cell office:value-type="float" office:value="8.78409" calcext:value-type="float">
            <text:p>8.78409</text:p>
          </table:table-cell>
          <table:table-cell office:value-type="float" office:value="8.95341" calcext:value-type="float">
            <text:p>8.95341</text:p>
          </table:table-cell>
          <table:table-cell office:value-type="float" office:value="8.62707" calcext:value-type="float">
            <text:p>8.62707</text:p>
          </table:table-cell>
          <table:table-cell office:value-type="float" office:value="8.66074" calcext:value-type="float">
            <text:p>8.66074</text:p>
          </table:table-cell>
          <table:table-cell table:formula="of:=AVERAGE([.E24:.I24])" office:value-type="float" office:value="8.755426" calcext:value-type="float">
            <text:p>8.755426</text:p>
          </table:table-cell>
          <table:table-cell/>
          <table:table-cell table:formula="of:=[.J24]*[.$C$22]/([.C9]*[.$J$22])" office:value-type="float" office:value="1.00002867332762" calcext:value-type="float">
            <text:p>1.0000286733</text:p>
          </table:table-cell>
        </table:table-row>
        <table:table-row table:style-name="ro1">
          <table:table-cell/>
          <table:table-cell office:value-type="float" office:value="24000" calcext:value-type="float">
            <text:p>24000</text:p>
          </table:table-cell>
          <table:table-cell table:formula="of:=[.B25] * [.B25]" office:value-type="float" office:value="576000000" calcext:value-type="float">
            <text:p>576000000</text:p>
          </table:table-cell>
          <table:table-cell/>
          <table:table-cell office:value-type="float" office:value="11.5173" calcext:value-type="float">
            <text:p>11.5173</text:p>
          </table:table-cell>
          <table:table-cell office:value-type="float" office:value="11.6772" calcext:value-type="float">
            <text:p>11.6772</text:p>
          </table:table-cell>
          <table:table-cell office:value-type="float" office:value="11.3899" calcext:value-type="float">
            <text:p>11.3899</text:p>
          </table:table-cell>
          <table:table-cell office:value-type="float" office:value="11.5574" calcext:value-type="float">
            <text:p>11.5574</text:p>
          </table:table-cell>
          <table:table-cell office:value-type="float" office:value="11.4421" calcext:value-type="float">
            <text:p>11.4421</text:p>
          </table:table-cell>
          <table:table-cell table:formula="of:=AVERAGE([.E25:.I25])" office:value-type="float" office:value="11.51678" calcext:value-type="float">
            <text:p>11.51678</text:p>
          </table:table-cell>
          <table:table-cell/>
          <table:table-cell table:formula="of:=[.J25]*[.$C$22]/([.C10]*[.$J$22])" office:value-type="float" office:value="1.00712261351542" calcext:value-type="float">
            <text:p>1.0071226135</text:p>
          </table:table-cell>
        </table:table-row>
        <table:table-row table:style-name="ro1">
          <table:table-cell/>
          <table:table-cell office:value-type="float" office:value="27000" calcext:value-type="float">
            <text:p>27000</text:p>
          </table:table-cell>
          <table:table-cell table:formula="of:=[.B26] * [.B26]" office:value-type="float" office:value="729000000" calcext:value-type="float">
            <text:p>729000000</text:p>
          </table:table-cell>
          <table:table-cell/>
          <table:table-cell office:value-type="float" office:value="14.8344" calcext:value-type="float">
            <text:p>14.8344</text:p>
          </table:table-cell>
          <table:table-cell office:value-type="float" office:value="14.9249" calcext:value-type="float">
            <text:p>14.9249</text:p>
          </table:table-cell>
          <table:table-cell office:value-type="float" office:value="14.7428" calcext:value-type="float">
            <text:p>14.7428</text:p>
          </table:table-cell>
          <table:table-cell office:value-type="float" office:value="15.0374" calcext:value-type="float">
            <text:p>15.0374</text:p>
          </table:table-cell>
          <table:table-cell office:value-type="float" office:value="14.8269" calcext:value-type="float">
            <text:p>14.8269</text:p>
          </table:table-cell>
          <table:table-cell table:formula="of:=AVERAGE([.E26:.I26])" office:value-type="float" office:value="14.87328" calcext:value-type="float">
            <text:p>14.87328</text:p>
          </table:table-cell>
          <table:table-cell/>
          <table:table-cell table:formula="of:=[.J26]*[.$C$22]/([.C11]*[.$J$22])" office:value-type="float" office:value="1.02766836041576" calcext:value-type="float">
            <text:p>1.0276683604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table:formula="of:=[.B27] * [.B27]" office:value-type="float" office:value="900000000" calcext:value-type="float">
            <text:p>900000000</text:p>
          </table:table-cell>
          <table:table-cell/>
          <table:table-cell office:value-type="float" office:value="18.5729" calcext:value-type="float">
            <text:p>18.5729</text:p>
          </table:table-cell>
          <table:table-cell office:value-type="float" office:value="18.6884" calcext:value-type="float">
            <text:p>18.6884</text:p>
          </table:table-cell>
          <table:table-cell office:value-type="float" office:value="18.3393" calcext:value-type="float">
            <text:p>18.3393</text:p>
          </table:table-cell>
          <table:table-cell office:value-type="float" office:value="18.4961" calcext:value-type="float">
            <text:p>18.4961</text:p>
          </table:table-cell>
          <table:table-cell office:value-type="float" office:value="18.1515" calcext:value-type="float">
            <text:p>18.1515</text:p>
          </table:table-cell>
          <table:table-cell table:formula="of:=AVERAGE([.E27:.I27])" office:value-type="float" office:value="18.44964" calcext:value-type="float">
            <text:p>18.44964</text:p>
          </table:table-cell>
          <table:table-cell/>
          <table:table-cell table:formula="of:=[.J27]*[.$C$22]/([.C12]*[.$J$22])" office:value-type="float" office:value="1.03256915382077" calcext:value-type="float">
            <text:p>1.0325691538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office:value-type="string" calcext:value-type="string">
            <text:p>Ottman + disjoint_sets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formula="of:=[.B31] * LOG( [.B31]; 2)" office:value-type="float" office:value="34652.2403561497" calcext:value-type="float">
            <text:p>34652.2403561497</text:p>
          </table:table-cell>
          <table:table-cell/>
          <table:table-cell office:value-type="float" office:value="0.10501" calcext:value-type="float">
            <text:p>0.10501</text:p>
          </table:table-cell>
          <table:table-cell office:value-type="float" office:value="0.07163" calcext:value-type="float">
            <text:p>0.07163</text:p>
          </table:table-cell>
          <table:table-cell office:value-type="float" office:value="0.10501" calcext:value-type="float">
            <text:p>0.10501</text:p>
          </table:table-cell>
          <table:table-cell office:value-type="float" office:value="0.099796" calcext:value-type="float">
            <text:p>0.099796</text:p>
          </table:table-cell>
          <table:table-cell office:value-type="float" office:value="0.114319" calcext:value-type="float">
            <text:p>0.114319</text:p>
          </table:table-cell>
          <table:table-cell table:formula="of:=AVERAGE([.E31:.I31])" office:value-type="float" office:value="0.099153" calcext:value-type="float">
            <text:p>0.099153</text:p>
          </table:table-cell>
          <table:table-cell/>
          <table:table-cell table:formula="of:=[.J31]*[.$C$35]/([.C31]*[.$J$35])" office:value-type="float" office:value="1.73946343009541" calcext:value-type="float">
            <text:p>1.7394634301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formula="of:=[.B32] * LOG( [.B32]; 2)" office:value-type="float" office:value="75304.4807122995" calcext:value-type="float">
            <text:p>75304.4807122995</text:p>
          </table:table-cell>
          <table:table-cell/>
          <table:table-cell office:value-type="float" office:value="0.163163" calcext:value-type="float">
            <text:p>0.163163</text:p>
          </table:table-cell>
          <table:table-cell office:value-type="float" office:value="0.158328" calcext:value-type="float">
            <text:p>0.158328</text:p>
          </table:table-cell>
          <table:table-cell office:value-type="float" office:value="0.163163" calcext:value-type="float">
            <text:p>0.163163</text:p>
          </table:table-cell>
          <table:table-cell office:value-type="float" office:value="0.153175" calcext:value-type="float">
            <text:p>0.153175</text:p>
          </table:table-cell>
          <table:table-cell office:value-type="float" office:value="0.154014" calcext:value-type="float">
            <text:p>0.154014</text:p>
          </table:table-cell>
          <table:table-cell table:formula="of:=AVERAGE([.E32:.I32])" office:value-type="float" office:value="0.1583686" calcext:value-type="float">
            <text:p>0.1583686</text:p>
          </table:table-cell>
          <table:table-cell/>
          <table:table-cell table:formula="of:=[.J32]*[.$C$35]/([.C32]*[.$J$35])" office:value-type="float" office:value="1.2784655251579" calcext:value-type="float">
            <text:p>1.2784655252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table:formula="of:=[.B33] * LOG( [.B33]; 2)" office:value-type="float" office:value="118221.38357494" calcext:value-type="float">
            <text:p>118221.38357494</text:p>
          </table:table-cell>
          <table:table-cell/>
          <table:table-cell office:value-type="float" office:value="0.214526" calcext:value-type="float">
            <text:p>0.214526</text:p>
          </table:table-cell>
          <table:table-cell office:value-type="float" office:value="0.214408" calcext:value-type="float">
            <text:p>0.214408</text:p>
          </table:table-cell>
          <table:table-cell office:value-type="float" office:value="0.214526" calcext:value-type="float">
            <text:p>0.214526</text:p>
          </table:table-cell>
          <table:table-cell office:value-type="float" office:value="0.227878" calcext:value-type="float">
            <text:p>0.227878</text:p>
          </table:table-cell>
          <table:table-cell office:value-type="float" office:value="0.210414" calcext:value-type="float">
            <text:p>0.210414</text:p>
          </table:table-cell>
          <table:table-cell table:formula="of:=AVERAGE([.E33:.I33])" office:value-type="float" office:value="0.2163504" calcext:value-type="float">
            <text:p>0.2163504</text:p>
          </table:table-cell>
          <table:table-cell/>
          <table:table-cell table:formula="of:=[.J33]*[.$C$35]/([.C33]*[.$J$35])" office:value-type="float" office:value="1.11250616605239" calcext:value-type="float">
            <text:p>1.1125061661</text:p>
          </table:table-cell>
        </table:table-row>
        <table:table-row table:style-name="ro1">
          <table:table-cell/>
          <table:table-cell office:value-type="float" office:value="12000" calcext:value-type="float">
            <text:p>12000</text:p>
          </table:table-cell>
          <table:table-cell table:formula="of:=[.B34] * LOG( [.B34]; 2)" office:value-type="float" office:value="162608.961424599" calcext:value-type="float">
            <text:p>162608.961424599</text:p>
          </table:table-cell>
          <table:table-cell/>
          <table:table-cell office:value-type="float" office:value="0.328415" calcext:value-type="float">
            <text:p>0.328415</text:p>
          </table:table-cell>
          <table:table-cell office:value-type="float" office:value="0.296817" calcext:value-type="float">
            <text:p>0.296817</text:p>
          </table:table-cell>
          <table:table-cell office:value-type="float" office:value="0.334073" calcext:value-type="float">
            <text:p>0.334073</text:p>
          </table:table-cell>
          <table:table-cell office:value-type="float" office:value="0.300781" calcext:value-type="float">
            <text:p>0.300781</text:p>
          </table:table-cell>
          <table:table-cell office:value-type="float" office:value="0.299861" calcext:value-type="float">
            <text:p>0.299861</text:p>
          </table:table-cell>
          <table:table-cell table:formula="of:=AVERAGE([.E34:.I34])" office:value-type="float" office:value="0.3119894" calcext:value-type="float">
            <text:p>0.3119894</text:p>
          </table:table-cell>
          <table:table-cell/>
          <table:table-cell table:formula="of:=[.J34]*[.$C$35]/([.C34]*[.$J$35])" office:value-type="float" office:value="1.16636942025005" calcext:value-type="float">
            <text:p>1.1663694203</text:p>
          </table:table-cell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table:formula="of:=[.B35] * LOG( [.B35]; 2)" office:value-type="float" office:value="208090.123204059" calcext:value-type="float">
            <text:p>208090.123204059</text:p>
          </table:table-cell>
          <table:table-cell/>
          <table:table-cell office:value-type="float" office:value="0.350204" calcext:value-type="float">
            <text:p>0.350204</text:p>
          </table:table-cell>
          <table:table-cell office:value-type="float" office:value="0.333879" calcext:value-type="float">
            <text:p>0.333879</text:p>
          </table:table-cell>
          <table:table-cell office:value-type="float" office:value="0.350204" calcext:value-type="float">
            <text:p>0.350204</text:p>
          </table:table-cell>
          <table:table-cell office:value-type="float" office:value="0.341515" calcext:value-type="float">
            <text:p>0.341515</text:p>
          </table:table-cell>
          <table:table-cell office:value-type="float" office:value="0.335713" calcext:value-type="float">
            <text:p>0.335713</text:p>
          </table:table-cell>
          <table:table-cell table:formula="of:=AVERAGE([.E35:.I35])" office:value-type="float" office:value="0.342303" calcext:value-type="float">
            <text:p>0.342303</text:p>
          </table:table-cell>
          <table:table-cell/>
          <table:table-cell table:formula="of:=[.J35]*[.$C$35]/([.C35]*[.$J$3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8000" calcext:value-type="float">
            <text:p>18000</text:p>
          </table:table-cell>
          <table:table-cell table:formula="of:=[.B36] * LOG( [.B36]; 2)" office:value-type="float" office:value="254442.767149879" calcext:value-type="float">
            <text:p>254442.767149879</text:p>
          </table:table-cell>
          <table:table-cell/>
          <table:table-cell office:value-type="float" office:value="0.375743" calcext:value-type="float">
            <text:p>0.375743</text:p>
          </table:table-cell>
          <table:table-cell office:value-type="float" office:value="0.379315" calcext:value-type="float">
            <text:p>0.379315</text:p>
          </table:table-cell>
          <table:table-cell office:value-type="float" office:value="0.375743" calcext:value-type="float">
            <text:p>0.375743</text:p>
          </table:table-cell>
          <table:table-cell office:value-type="float" office:value="0.387763" calcext:value-type="float">
            <text:p>0.387763</text:p>
          </table:table-cell>
          <table:table-cell office:value-type="float" office:value="0.412518" calcext:value-type="float">
            <text:p>0.412518</text:p>
          </table:table-cell>
          <table:table-cell table:formula="of:=AVERAGE([.E36:.I36])" office:value-type="float" office:value="0.3862164" calcext:value-type="float">
            <text:p>0.3862164</text:p>
          </table:table-cell>
          <table:table-cell/>
          <table:table-cell table:formula="of:=[.J36]*[.$C$35]/([.C36]*[.$J$35])" office:value-type="float" office:value="0.922744283361651" calcext:value-type="float">
            <text:p>0.9227442834</text:p>
          </table:table-cell>
        </table:table-row>
        <table:table-row table:style-name="ro1">
          <table:table-cell/>
          <table:table-cell office:value-type="float" office:value="21000" calcext:value-type="float">
            <text:p>21000</text:p>
          </table:table-cell>
          <table:table-cell table:formula="of:=[.B37] * LOG( [.B37]; 2)" office:value-type="float" office:value="301520.135856258" calcext:value-type="float">
            <text:p>301520.135856258</text:p>
          </table:table-cell>
          <table:table-cell/>
          <table:table-cell office:value-type="float" office:value="0.42559" calcext:value-type="float">
            <text:p>0.42559</text:p>
          </table:table-cell>
          <table:table-cell office:value-type="float" office:value="0.471106" calcext:value-type="float">
            <text:p>0.471106</text:p>
          </table:table-cell>
          <table:table-cell office:value-type="float" office:value="0.42559" calcext:value-type="float">
            <text:p>0.42559</text:p>
          </table:table-cell>
          <table:table-cell office:value-type="float" office:value="0.439052" calcext:value-type="float">
            <text:p>0.439052</text:p>
          </table:table-cell>
          <table:table-cell office:value-type="float" office:value="0.470738" calcext:value-type="float">
            <text:p>0.470738</text:p>
          </table:table-cell>
          <table:table-cell table:formula="of:=AVERAGE([.E37:.I37])" office:value-type="float" office:value="0.4464152" calcext:value-type="float">
            <text:p>0.4464152</text:p>
          </table:table-cell>
          <table:table-cell/>
          <table:table-cell table:formula="of:=[.J37]*[.$C$35]/([.C37]*[.$J$35])" office:value-type="float" office:value="0.900043324838017" calcext:value-type="float">
            <text:p>0.9000433248</text:p>
          </table:table-cell>
        </table:table-row>
        <table:table-row table:style-name="ro1">
          <table:table-cell/>
          <table:table-cell office:value-type="float" office:value="24000" calcext:value-type="float">
            <text:p>24000</text:p>
          </table:table-cell>
          <table:table-cell table:formula="of:=[.B38] * LOG( [.B38]; 2)" office:value-type="float" office:value="349217.922849198" calcext:value-type="float">
            <text:p>349217.922849198</text:p>
          </table:table-cell>
          <table:table-cell/>
          <table:table-cell office:value-type="float" office:value="0.475437" calcext:value-type="float">
            <text:p>0.475437</text:p>
          </table:table-cell>
          <table:table-cell office:value-type="float" office:value="0.468639" calcext:value-type="float">
            <text:p>0.468639</text:p>
          </table:table-cell>
          <table:table-cell office:value-type="float" office:value="0.476742" calcext:value-type="float">
            <text:p>0.476742</text:p>
          </table:table-cell>
          <table:table-cell office:value-type="float" office:value="0.498828" calcext:value-type="float">
            <text:p>0.498828</text:p>
          </table:table-cell>
          <table:table-cell office:value-type="float" office:value="0.469379" calcext:value-type="float">
            <text:p>0.469379</text:p>
          </table:table-cell>
          <table:table-cell table:formula="of:=AVERAGE([.E38:.I38])" office:value-type="float" office:value="0.477805" calcext:value-type="float">
            <text:p>0.477805</text:p>
          </table:table-cell>
          <table:table-cell/>
          <table:table-cell table:formula="of:=[.J38]*[.$C$35]/([.C38]*[.$J$35])" office:value-type="float" office:value="0.83175405579068" calcext:value-type="float">
            <text:p>0.8317540558</text:p>
          </table:table-cell>
        </table:table-row>
        <table:table-row table:style-name="ro1">
          <table:table-cell/>
          <table:table-cell office:value-type="float" office:value="27000" calcext:value-type="float">
            <text:p>27000</text:p>
          </table:table-cell>
          <table:table-cell table:formula="of:=[.B39] * LOG( [.B39]; 2)" office:value-type="float" office:value="397458.13824429" calcext:value-type="float">
            <text:p>397458.13824429</text:p>
          </table:table-cell>
          <table:table-cell/>
          <table:table-cell office:value-type="float" office:value="0.508452" calcext:value-type="float">
            <text:p>0.508452</text:p>
          </table:table-cell>
          <table:table-cell office:value-type="float" office:value="0.552977" calcext:value-type="float">
            <text:p>0.552977</text:p>
          </table:table-cell>
          <table:table-cell office:value-type="float" office:value="0.508452" calcext:value-type="float">
            <text:p>0.508452</text:p>
          </table:table-cell>
          <table:table-cell office:value-type="float" office:value="0.52014" calcext:value-type="float">
            <text:p>0.52014</text:p>
          </table:table-cell>
          <table:table-cell office:value-type="float" office:value="0.514886" calcext:value-type="float">
            <text:p>0.514886</text:p>
          </table:table-cell>
          <table:table-cell table:formula="of:=AVERAGE([.E39:.I39])" office:value-type="float" office:value="0.5209814" calcext:value-type="float">
            <text:p>0.5209814</text:p>
          </table:table-cell>
          <table:table-cell/>
          <table:table-cell table:formula="of:=[.J39]*[.$C$35]/([.C39]*[.$J$35])" office:value-type="float" office:value="0.796840843462828" calcext:value-type="float">
            <text:p>0.7968408435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table:formula="of:=[.B40] * LOG( [.B40]; 2)" office:value-type="float" office:value="446180.246408118" calcext:value-type="float">
            <text:p>446180.246408118</text:p>
          </table:table-cell>
          <table:table-cell/>
          <table:table-cell office:value-type="float" office:value="0.568929" calcext:value-type="float">
            <text:p>0.568929</text:p>
          </table:table-cell>
          <table:table-cell office:value-type="float" office:value="0.546993" calcext:value-type="float">
            <text:p>0.546993</text:p>
          </table:table-cell>
          <table:table-cell office:value-type="float" office:value="0.568929" calcext:value-type="float">
            <text:p>0.568929</text:p>
          </table:table-cell>
          <table:table-cell office:value-type="float" office:value="0.559351" calcext:value-type="float">
            <text:p>0.559351</text:p>
          </table:table-cell>
          <table:table-cell office:value-type="float" office:value="0.578921" calcext:value-type="float">
            <text:p>0.578921</text:p>
          </table:table-cell>
          <table:table-cell table:formula="of:=AVERAGE([.E40:.I40])" office:value-type="float" office:value="0.5646246" calcext:value-type="float">
            <text:p>0.5646246</text:p>
          </table:table-cell>
          <table:table-cell/>
          <table:table-cell table:formula="of:=[.J40]*[.$C$35]/([.C40]*[.$J$35])" office:value-type="float" office:value="0.769290233419105" calcext:value-type="float">
            <text:p>0.7692902334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2" office:value-type="string" calcext:value-type="string">
            <text:p>Ottman + BFS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formula="of:=[.B45] * LOG( [.B45]; 2)" office:value-type="float" office:value="34652.2403561497" calcext:value-type="float">
            <text:p>34652.2403561497</text:p>
          </table:table-cell>
          <table:table-cell/>
          <table:table-cell office:value-type="float" office:value="0.096722" calcext:value-type="float">
            <text:p>0.096722</text:p>
          </table:table-cell>
          <table:table-cell office:value-type="float" office:value="0.077924" calcext:value-type="float">
            <text:p>0.077924</text:p>
          </table:table-cell>
          <table:table-cell office:value-type="float" office:value="0.084884" calcext:value-type="float">
            <text:p>0.084884</text:p>
          </table:table-cell>
          <table:table-cell office:value-type="float" office:value="0.101764" calcext:value-type="float">
            <text:p>0.101764</text:p>
          </table:table-cell>
          <table:table-cell office:value-type="float" office:value="0.101507" calcext:value-type="float">
            <text:p>0.101507</text:p>
          </table:table-cell>
          <table:table-cell table:formula="of:=AVERAGE([.E45:.I45])" office:value-type="float" office:value="0.0925602" calcext:value-type="float">
            <text:p>0.0925602</text:p>
          </table:table-cell>
          <table:table-cell/>
          <table:table-cell table:formula="of:=[.J45]*[.$C$49]/([.C45]*[.$J$49])" office:value-type="float" office:value="1.42499247773347" calcext:value-type="float">
            <text:p>1.4249924777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formula="of:=[.B46] * LOG( [.B46]; 2)" office:value-type="float" office:value="75304.4807122995" calcext:value-type="float">
            <text:p>75304.4807122995</text:p>
          </table:table-cell>
          <table:table-cell/>
          <table:table-cell office:value-type="float" office:value="0.160381" calcext:value-type="float">
            <text:p>0.160381</text:p>
          </table:table-cell>
          <table:table-cell office:value-type="float" office:value="0.180702" calcext:value-type="float">
            <text:p>0.180702</text:p>
          </table:table-cell>
          <table:table-cell office:value-type="float" office:value="0.161166" calcext:value-type="float">
            <text:p>0.161166</text:p>
          </table:table-cell>
          <table:table-cell office:value-type="float" office:value="0.157636" calcext:value-type="float">
            <text:p>0.157636</text:p>
          </table:table-cell>
          <table:table-cell office:value-type="float" office:value="0.160411" calcext:value-type="float">
            <text:p>0.160411</text:p>
          </table:table-cell>
          <table:table-cell table:formula="of:=AVERAGE([.E46:.I46])" office:value-type="float" office:value="0.1640592" calcext:value-type="float">
            <text:p>0.1640592</text:p>
          </table:table-cell>
          <table:table-cell/>
          <table:table-cell table:formula="of:=[.J46]*[.$C$49]/([.C46]*[.$J$49])" office:value-type="float" office:value="1.16224952397833" calcext:value-type="float">
            <text:p>1.162249524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table:formula="of:=[.B47] * LOG( [.B47]; 2)" office:value-type="float" office:value="118221.38357494" calcext:value-type="float">
            <text:p>118221.38357494</text:p>
          </table:table-cell>
          <table:table-cell/>
          <table:table-cell office:value-type="float" office:value="0.369129" calcext:value-type="float">
            <text:p>0.369129</text:p>
          </table:table-cell>
          <table:table-cell office:value-type="float" office:value="0.248957" calcext:value-type="float">
            <text:p>0.248957</text:p>
          </table:table-cell>
          <table:table-cell office:value-type="float" office:value="0.228646" calcext:value-type="float">
            <text:p>0.228646</text:p>
          </table:table-cell>
          <table:table-cell office:value-type="float" office:value="0.228671" calcext:value-type="float">
            <text:p>0.228671</text:p>
          </table:table-cell>
          <table:table-cell office:value-type="float" office:value="0.225452" calcext:value-type="float">
            <text:p>0.225452</text:p>
          </table:table-cell>
          <table:table-cell table:formula="of:=AVERAGE([.E47:.I47])" office:value-type="float" office:value="0.260171" calcext:value-type="float">
            <text:p>0.260171</text:p>
          </table:table-cell>
          <table:table-cell/>
          <table:table-cell table:formula="of:=[.J47]*[.$C$49]/([.C47]*[.$J$49])" office:value-type="float" office:value="1.17403881141641" calcext:value-type="float">
            <text:p>1.1740388114</text:p>
          </table:table-cell>
        </table:table-row>
        <table:table-row table:style-name="ro1">
          <table:table-cell/>
          <table:table-cell office:value-type="float" office:value="12000" calcext:value-type="float">
            <text:p>12000</text:p>
          </table:table-cell>
          <table:table-cell table:formula="of:=[.B48] * LOG( [.B48]; 2)" office:value-type="float" office:value="162608.961424599" calcext:value-type="float">
            <text:p>162608.961424599</text:p>
          </table:table-cell>
          <table:table-cell/>
          <table:table-cell office:value-type="float" office:value="0.309962" calcext:value-type="float">
            <text:p>0.309962</text:p>
          </table:table-cell>
          <table:table-cell office:value-type="float" office:value="0.30347" calcext:value-type="float">
            <text:p>0.30347</text:p>
          </table:table-cell>
          <table:table-cell office:value-type="float" office:value="0.314955" calcext:value-type="float">
            <text:p>0.314955</text:p>
          </table:table-cell>
          <table:table-cell office:value-type="float" office:value="0.422639" calcext:value-type="float">
            <text:p>0.422639</text:p>
          </table:table-cell>
          <table:table-cell office:value-type="float" office:value="0.333412" calcext:value-type="float">
            <text:p>0.333412</text:p>
          </table:table-cell>
          <table:table-cell table:formula="of:=AVERAGE([.E48:.I48])" office:value-type="float" office:value="0.3368876" calcext:value-type="float">
            <text:p>0.3368876</text:p>
          </table:table-cell>
          <table:table-cell/>
          <table:table-cell table:formula="of:=[.J48]*[.$C$49]/([.C48]*[.$J$49])" office:value-type="float" office:value="1.10524906329872" calcext:value-type="float">
            <text:p>1.1052490633</text:p>
          </table:table-cell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table:formula="of:=[.B49] * LOG( [.B49]; 2)" office:value-type="float" office:value="208090.123204059" calcext:value-type="float">
            <text:p>208090.123204059</text:p>
          </table:table-cell>
          <table:table-cell/>
          <table:table-cell office:value-type="float" office:value="0.356716" calcext:value-type="float">
            <text:p>0.356716</text:p>
          </table:table-cell>
          <table:table-cell office:value-type="float" office:value="0.375865" calcext:value-type="float">
            <text:p>0.375865</text:p>
          </table:table-cell>
          <table:table-cell office:value-type="float" office:value="0.358752" calcext:value-type="float">
            <text:p>0.358752</text:p>
          </table:table-cell>
          <table:table-cell office:value-type="float" office:value="0.478849" calcext:value-type="float">
            <text:p>0.478849</text:p>
          </table:table-cell>
          <table:table-cell office:value-type="float" office:value="0.38012" calcext:value-type="float">
            <text:p>0.38012</text:p>
          </table:table-cell>
          <table:table-cell table:formula="of:=AVERAGE([.E49:.I49])" office:value-type="float" office:value="0.3900604" calcext:value-type="float">
            <text:p>0.3900604</text:p>
          </table:table-cell>
          <table:table-cell/>
          <table:table-cell table:formula="of:=[.J49]*[.$C$49]/([.C49]*[.$J$4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8000" calcext:value-type="float">
            <text:p>18000</text:p>
          </table:table-cell>
          <table:table-cell table:formula="of:=[.B50] * LOG( [.B50]; 2)" office:value-type="float" office:value="254442.767149879" calcext:value-type="float">
            <text:p>254442.767149879</text:p>
          </table:table-cell>
          <table:table-cell/>
          <table:table-cell office:value-type="float" office:value="0.412866" calcext:value-type="float">
            <text:p>0.412866</text:p>
          </table:table-cell>
          <table:table-cell office:value-type="float" office:value="0.41394" calcext:value-type="float">
            <text:p>0.41394</text:p>
          </table:table-cell>
          <table:table-cell office:value-type="float" office:value="0.411655" calcext:value-type="float">
            <text:p>0.411655</text:p>
          </table:table-cell>
          <table:table-cell office:value-type="float" office:value="0.422896" calcext:value-type="float">
            <text:p>0.422896</text:p>
          </table:table-cell>
          <table:table-cell office:value-type="float" office:value="0.412289" calcext:value-type="float">
            <text:p>0.412289</text:p>
          </table:table-cell>
          <table:table-cell table:formula="of:=AVERAGE([.E50:.I50])" office:value-type="float" office:value="0.4147292" calcext:value-type="float">
            <text:p>0.4147292</text:p>
          </table:table-cell>
          <table:table-cell/>
          <table:table-cell table:formula="of:=[.J50]*[.$C$49]/([.C50]*[.$J$49])" office:value-type="float" office:value="0.869549099158378" calcext:value-type="float">
            <text:p>0.8695490992</text:p>
          </table:table-cell>
        </table:table-row>
        <table:table-row table:style-name="ro1">
          <table:table-cell/>
          <table:table-cell office:value-type="float" office:value="21000" calcext:value-type="float">
            <text:p>21000</text:p>
          </table:table-cell>
          <table:table-cell table:formula="of:=[.B51] * LOG( [.B51]; 2)" office:value-type="float" office:value="301520.135856258" calcext:value-type="float">
            <text:p>301520.135856258</text:p>
          </table:table-cell>
          <table:table-cell/>
          <table:table-cell office:value-type="float" office:value="0.467423" calcext:value-type="float">
            <text:p>0.467423</text:p>
          </table:table-cell>
          <table:table-cell office:value-type="float" office:value="0.463869" calcext:value-type="float">
            <text:p>0.463869</text:p>
          </table:table-cell>
          <table:table-cell office:value-type="float" office:value="0.466141" calcext:value-type="float">
            <text:p>0.466141</text:p>
          </table:table-cell>
          <table:table-cell office:value-type="float" office:value="0.455438" calcext:value-type="float">
            <text:p>0.455438</text:p>
          </table:table-cell>
          <table:table-cell office:value-type="float" office:value="0.454566" calcext:value-type="float">
            <text:p>0.454566</text:p>
          </table:table-cell>
          <table:table-cell table:formula="of:=AVERAGE([.E51:.I51])" office:value-type="float" office:value="0.4614874" calcext:value-type="float">
            <text:p>0.4614874</text:p>
          </table:table-cell>
          <table:table-cell/>
          <table:table-cell table:formula="of:=[.J51]*[.$C$49]/([.C51]*[.$J$49])" office:value-type="float" office:value="0.816513055861743" calcext:value-type="float">
            <text:p>0.8165130559</text:p>
          </table:table-cell>
        </table:table-row>
        <table:table-row table:style-name="ro1">
          <table:table-cell/>
          <table:table-cell office:value-type="float" office:value="24000" calcext:value-type="float">
            <text:p>24000</text:p>
          </table:table-cell>
          <table:table-cell table:formula="of:=[.B52] * LOG( [.B52]; 2)" office:value-type="float" office:value="349217.922849198" calcext:value-type="float">
            <text:p>349217.922849198</text:p>
          </table:table-cell>
          <table:table-cell/>
          <table:table-cell office:value-type="float" office:value="0.506351" calcext:value-type="float">
            <text:p>0.506351</text:p>
          </table:table-cell>
          <table:table-cell office:value-type="float" office:value="0.506589" calcext:value-type="float">
            <text:p>0.506589</text:p>
          </table:table-cell>
          <table:table-cell office:value-type="float" office:value="0.512224" calcext:value-type="float">
            <text:p>0.512224</text:p>
          </table:table-cell>
          <table:table-cell office:value-type="float" office:value="0.503368" calcext:value-type="float">
            <text:p>0.503368</text:p>
          </table:table-cell>
          <table:table-cell office:value-type="float" office:value="0.505298" calcext:value-type="float">
            <text:p>0.505298</text:p>
          </table:table-cell>
          <table:table-cell table:formula="of:=AVERAGE([.E52:.I52])" office:value-type="float" office:value="0.506766" calcext:value-type="float">
            <text:p>0.506766</text:p>
          </table:table-cell>
          <table:table-cell/>
          <table:table-cell table:formula="of:=[.J52]*[.$C$49]/([.C52]*[.$J$49])" office:value-type="float" office:value="0.774159682951795" calcext:value-type="float">
            <text:p>0.774159683</text:p>
          </table:table-cell>
        </table:table-row>
        <table:table-row table:style-name="ro1">
          <table:table-cell/>
          <table:table-cell office:value-type="float" office:value="27000" calcext:value-type="float">
            <text:p>27000</text:p>
          </table:table-cell>
          <table:table-cell table:formula="of:=[.B53] * LOG( [.B53]; 2)" office:value-type="float" office:value="397458.13824429" calcext:value-type="float">
            <text:p>397458.13824429</text:p>
          </table:table-cell>
          <table:table-cell/>
          <table:table-cell office:value-type="float" office:value="0.572132" calcext:value-type="float">
            <text:p>0.572132</text:p>
          </table:table-cell>
          <table:table-cell office:value-type="float" office:value="0.549073" calcext:value-type="float">
            <text:p>0.549073</text:p>
          </table:table-cell>
          <table:table-cell office:value-type="float" office:value="0.555567" calcext:value-type="float">
            <text:p>0.555567</text:p>
          </table:table-cell>
          <table:table-cell office:value-type="float" office:value="0.555527" calcext:value-type="float">
            <text:p>0.555527</text:p>
          </table:table-cell>
          <table:table-cell office:value-type="float" office:value="0.54624" calcext:value-type="float">
            <text:p>0.54624</text:p>
          </table:table-cell>
          <table:table-cell table:formula="of:=AVERAGE([.E53:.I53])" office:value-type="float" office:value="0.5557078" calcext:value-type="float">
            <text:p>0.5557078</text:p>
          </table:table-cell>
          <table:table-cell/>
          <table:table-cell table:formula="of:=[.J53]*[.$C$49]/([.C53]*[.$J$49])" office:value-type="float" office:value="0.745889861924139" calcext:value-type="float">
            <text:p>0.7458898619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table:formula="of:=[.B54] * LOG( [.B54]; 2)" office:value-type="float" office:value="446180.246408118" calcext:value-type="float">
            <text:p>446180.246408118</text:p>
          </table:table-cell>
          <table:table-cell/>
          <table:table-cell office:value-type="float" office:value="0.59519" calcext:value-type="float">
            <text:p>0.59519</text:p>
          </table:table-cell>
          <table:table-cell office:value-type="float" office:value="0.602421" calcext:value-type="float">
            <text:p>0.602421</text:p>
          </table:table-cell>
          <table:table-cell office:value-type="float" office:value="0.601469" calcext:value-type="float">
            <text:p>0.601469</text:p>
          </table:table-cell>
          <table:table-cell office:value-type="float" office:value="0.585953" calcext:value-type="float">
            <text:p>0.585953</text:p>
          </table:table-cell>
          <table:table-cell office:value-type="float" office:value="0.600182" calcext:value-type="float">
            <text:p>0.600182</text:p>
          </table:table-cell>
          <table:table-cell table:formula="of:=AVERAGE([.E54:.I54])" office:value-type="float" office:value="0.597043" calcext:value-type="float">
            <text:p>0.597043</text:p>
          </table:table-cell>
          <table:table-cell/>
          <table:table-cell table:formula="of:=[.J54]*[.$C$49]/([.C54]*[.$J$49])" office:value-type="float" office:value="0.713863007613887" calcext:value-type="float">
            <text:p>0.7138630076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2" office:value-type="string" calcext:value-type="string">
            <text:p>Sorted + BFS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formula="of:=[.B59] * LOG( [.B59]; 2)" office:value-type="float" office:value="34652.2403561497" calcext:value-type="float">
            <text:p>34652.2403561497</text:p>
          </table:table-cell>
          <table:table-cell/>
          <table:table-cell office:value-type="float" office:value="0.063118" calcext:value-type="float">
            <text:p>0.063118</text:p>
          </table:table-cell>
          <table:table-cell office:value-type="float" office:value="0.07147" calcext:value-type="float">
            <text:p>0.07147</text:p>
          </table:table-cell>
          <table:table-cell office:value-type="float" office:value="0.073547" calcext:value-type="float">
            <text:p>0.073547</text:p>
          </table:table-cell>
          <table:table-cell office:value-type="float" office:value="0.058113" calcext:value-type="float">
            <text:p>0.058113</text:p>
          </table:table-cell>
          <table:table-cell office:value-type="float" office:value="0.069584" calcext:value-type="float">
            <text:p>0.069584</text:p>
          </table:table-cell>
          <table:table-cell table:formula="of:=AVERAGE([.E59:.I59])" office:value-type="float" office:value="0.0671664" calcext:value-type="float">
            <text:p>0.0671664</text:p>
          </table:table-cell>
          <table:table-cell/>
          <table:table-cell table:formula="of:=[.J59]*[.$C$63]/([.C59] * [.$J$63])" office:value-type="float" office:value="1.43120331929373" calcext:value-type="float">
            <text:p>1.4312033193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formula="of:=[.B60] * LOG( [.B60]; 2)" office:value-type="float" office:value="75304.4807122995" calcext:value-type="float">
            <text:p>75304.4807122995</text:p>
          </table:table-cell>
          <table:table-cell/>
          <table:table-cell office:value-type="float" office:value="0.102834" calcext:value-type="float">
            <text:p>0.102834</text:p>
          </table:table-cell>
          <table:table-cell office:value-type="float" office:value="0.10601" calcext:value-type="float">
            <text:p>0.10601</text:p>
          </table:table-cell>
          <table:table-cell office:value-type="float" office:value="0.10593" calcext:value-type="float">
            <text:p>0.10593</text:p>
          </table:table-cell>
          <table:table-cell office:value-type="float" office:value="0.100717" calcext:value-type="float">
            <text:p>0.100717</text:p>
          </table:table-cell>
          <table:table-cell office:value-type="float" office:value="0.103077" calcext:value-type="float">
            <text:p>0.103077</text:p>
          </table:table-cell>
          <table:table-cell table:formula="of:=AVERAGE([.E60:.I60])" office:value-type="float" office:value="0.1037136" calcext:value-type="float">
            <text:p>0.1037136</text:p>
          </table:table-cell>
          <table:table-cell/>
          <table:table-cell table:formula="of:=[.J60]*[.$C$63]/([.C60] * [.$J$63])" office:value-type="float" office:value="1.01694033386547" calcext:value-type="float">
            <text:p>1.0169403339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table:formula="of:=[.B61] * LOG( [.B61]; 2)" office:value-type="float" office:value="118221.38357494" calcext:value-type="float">
            <text:p>118221.38357494</text:p>
          </table:table-cell>
          <table:table-cell/>
          <table:table-cell office:value-type="float" office:value="0.174791" calcext:value-type="float">
            <text:p>0.174791</text:p>
          </table:table-cell>
          <table:table-cell office:value-type="float" office:value="0.150177" calcext:value-type="float">
            <text:p>0.150177</text:p>
          </table:table-cell>
          <table:table-cell office:value-type="float" office:value="0.143105" calcext:value-type="float">
            <text:p>0.143105</text:p>
          </table:table-cell>
          <table:table-cell office:value-type="float" office:value="0.143618" calcext:value-type="float">
            <text:p>0.143618</text:p>
          </table:table-cell>
          <table:table-cell office:value-type="float" office:value="0.16661" calcext:value-type="float">
            <text:p>0.16661</text:p>
          </table:table-cell>
          <table:table-cell table:formula="of:=AVERAGE([.E61:.I61])" office:value-type="float" office:value="0.1556602" calcext:value-type="float">
            <text:p>0.1556602</text:p>
          </table:table-cell>
          <table:table-cell/>
          <table:table-cell table:formula="of:=[.J61]*[.$C$63]/([.C61] * [.$J$63])" office:value-type="float" office:value="0.972214575606749" calcext:value-type="float">
            <text:p>0.9722145756</text:p>
          </table:table-cell>
        </table:table-row>
        <table:table-row table:style-name="ro1">
          <table:table-cell/>
          <table:table-cell office:value-type="float" office:value="12000" calcext:value-type="float">
            <text:p>12000</text:p>
          </table:table-cell>
          <table:table-cell table:formula="of:=[.B62] * LOG( [.B62]; 2)" office:value-type="float" office:value="162608.961424599" calcext:value-type="float">
            <text:p>162608.961424599</text:p>
          </table:table-cell>
          <table:table-cell/>
          <table:table-cell office:value-type="float" office:value="0.220736" calcext:value-type="float">
            <text:p>0.220736</text:p>
          </table:table-cell>
          <table:table-cell office:value-type="float" office:value="0.241686" calcext:value-type="float">
            <text:p>0.241686</text:p>
          </table:table-cell>
          <table:table-cell office:value-type="float" office:value="0.220828" calcext:value-type="float">
            <text:p>0.220828</text:p>
          </table:table-cell>
          <table:table-cell office:value-type="float" office:value="0.247201" calcext:value-type="float">
            <text:p>0.247201</text:p>
          </table:table-cell>
          <table:table-cell office:value-type="float" office:value="0.22478" calcext:value-type="float">
            <text:p>0.22478</text:p>
          </table:table-cell>
          <table:table-cell table:formula="of:=AVERAGE([.E62:.I62])" office:value-type="float" office:value="0.2310462" calcext:value-type="float">
            <text:p>0.2310462</text:p>
          </table:table-cell>
          <table:table-cell/>
          <table:table-cell table:formula="of:=[.J62]*[.$C$63]/([.C62] * [.$J$63])" office:value-type="float" office:value="1.04914359952028" calcext:value-type="float">
            <text:p>1.0491435995</text:p>
          </table:table-cell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table:formula="of:=[.B63] * LOG( [.B63]; 2)" office:value-type="float" office:value="208090.123204059" calcext:value-type="float">
            <text:p>208090.123204059</text:p>
          </table:table-cell>
          <table:table-cell/>
          <table:table-cell office:value-type="float" office:value="0.281114" calcext:value-type="float">
            <text:p>0.281114</text:p>
          </table:table-cell>
          <table:table-cell office:value-type="float" office:value="0.266724" calcext:value-type="float">
            <text:p>0.266724</text:p>
          </table:table-cell>
          <table:table-cell office:value-type="float" office:value="0.268636" calcext:value-type="float">
            <text:p>0.268636</text:p>
          </table:table-cell>
          <table:table-cell office:value-type="float" office:value="0.268712" calcext:value-type="float">
            <text:p>0.268712</text:p>
          </table:table-cell>
          <table:table-cell office:value-type="float" office:value="0.323911" calcext:value-type="float">
            <text:p>0.323911</text:p>
          </table:table-cell>
          <table:table-cell table:formula="of:=AVERAGE([.E63:.I63])" office:value-type="float" office:value="0.2818194" calcext:value-type="float">
            <text:p>0.2818194</text:p>
          </table:table-cell>
          <table:table-cell/>
          <table:table-cell table:formula="of:=[.J63]*[.$C$63]/([.C63] * [.$J$6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8000" calcext:value-type="float">
            <text:p>18000</text:p>
          </table:table-cell>
          <table:table-cell table:formula="of:=[.B64] * LOG( [.B64]; 2)" office:value-type="float" office:value="254442.767149879" calcext:value-type="float">
            <text:p>254442.767149879</text:p>
          </table:table-cell>
          <table:table-cell/>
          <table:table-cell office:value-type="float" office:value="0.364684" calcext:value-type="float">
            <text:p>0.364684</text:p>
          </table:table-cell>
          <table:table-cell office:value-type="float" office:value="0.330862" calcext:value-type="float">
            <text:p>0.330862</text:p>
          </table:table-cell>
          <table:table-cell office:value-type="float" office:value="0.328216" calcext:value-type="float">
            <text:p>0.328216</text:p>
          </table:table-cell>
          <table:table-cell office:value-type="float" office:value="0.325422" calcext:value-type="float">
            <text:p>0.325422</text:p>
          </table:table-cell>
          <table:table-cell office:value-type="float" office:value="0.327127" calcext:value-type="float">
            <text:p>0.327127</text:p>
          </table:table-cell>
          <table:table-cell table:formula="of:=AVERAGE([.E64:.I64])" office:value-type="float" office:value="0.3352622" calcext:value-type="float">
            <text:p>0.3352622</text:p>
          </table:table-cell>
          <table:table-cell/>
          <table:table-cell table:formula="of:=[.J64]*[.$C$63]/([.C64] * [.$J$63])" office:value-type="float" office:value="0.972915364449976" calcext:value-type="float">
            <text:p>0.9729153644</text:p>
          </table:table-cell>
        </table:table-row>
        <table:table-row table:style-name="ro1">
          <table:table-cell/>
          <table:table-cell office:value-type="float" office:value="21000" calcext:value-type="float">
            <text:p>21000</text:p>
          </table:table-cell>
          <table:table-cell table:formula="of:=[.B65] * LOG( [.B65]; 2)" office:value-type="float" office:value="301520.135856258" calcext:value-type="float">
            <text:p>301520.135856258</text:p>
          </table:table-cell>
          <table:table-cell/>
          <table:table-cell office:value-type="float" office:value="0.417567" calcext:value-type="float">
            <text:p>0.417567</text:p>
          </table:table-cell>
          <table:table-cell office:value-type="float" office:value="0.394953" calcext:value-type="float">
            <text:p>0.394953</text:p>
          </table:table-cell>
          <table:table-cell office:value-type="float" office:value="0.394417" calcext:value-type="float">
            <text:p>0.394417</text:p>
          </table:table-cell>
          <table:table-cell office:value-type="float" office:value="0.387203" calcext:value-type="float">
            <text:p>0.387203</text:p>
          </table:table-cell>
          <table:table-cell office:value-type="float" office:value="0.387165" calcext:value-type="float">
            <text:p>0.387165</text:p>
          </table:table-cell>
          <table:table-cell table:formula="of:=AVERAGE([.E65:.I65])" office:value-type="float" office:value="0.396261" calcext:value-type="float">
            <text:p>0.396261</text:p>
          </table:table-cell>
          <table:table-cell/>
          <table:table-cell table:formula="of:=[.J65]*[.$C$63]/([.C65] * [.$J$63])" office:value-type="float" office:value="0.970388391300518" calcext:value-type="float">
            <text:p>0.9703883913</text:p>
          </table:table-cell>
        </table:table-row>
        <table:table-row table:style-name="ro1">
          <table:table-cell/>
          <table:table-cell office:value-type="float" office:value="24000" calcext:value-type="float">
            <text:p>24000</text:p>
          </table:table-cell>
          <table:table-cell table:formula="of:=[.B66] * LOG( [.B66]; 2)" office:value-type="float" office:value="349217.922849198" calcext:value-type="float">
            <text:p>349217.922849198</text:p>
          </table:table-cell>
          <table:table-cell/>
          <table:table-cell office:value-type="float" office:value="0.481295" calcext:value-type="float">
            <text:p>0.481295</text:p>
          </table:table-cell>
          <table:table-cell office:value-type="float" office:value="0.463366" calcext:value-type="float">
            <text:p>0.463366</text:p>
          </table:table-cell>
          <table:table-cell office:value-type="float" office:value="0.450603" calcext:value-type="float">
            <text:p>0.450603</text:p>
          </table:table-cell>
          <table:table-cell office:value-type="float" office:value="0.460454" calcext:value-type="float">
            <text:p>0.460454</text:p>
          </table:table-cell>
          <table:table-cell office:value-type="float" office:value="0.45211" calcext:value-type="float">
            <text:p>0.45211</text:p>
          </table:table-cell>
          <table:table-cell table:formula="of:=AVERAGE([.E66:.I66])" office:value-type="float" office:value="0.4615656" calcext:value-type="float">
            <text:p>0.4615656</text:p>
          </table:table-cell>
          <table:table-cell/>
          <table:table-cell table:formula="of:=[.J66]*[.$C$63]/([.C66] * [.$J$63])" office:value-type="float" office:value="0.975927352908382" calcext:value-type="float">
            <text:p>0.9759273529</text:p>
          </table:table-cell>
        </table:table-row>
        <table:table-row table:style-name="ro1">
          <table:table-cell/>
          <table:table-cell office:value-type="float" office:value="27000" calcext:value-type="float">
            <text:p>27000</text:p>
          </table:table-cell>
          <table:table-cell table:formula="of:=[.B67] * LOG( [.B67]; 2)" office:value-type="float" office:value="397458.13824429" calcext:value-type="float">
            <text:p>397458.13824429</text:p>
          </table:table-cell>
          <table:table-cell/>
          <table:table-cell office:value-type="float" office:value="0.559206" calcext:value-type="float">
            <text:p>0.559206</text:p>
          </table:table-cell>
          <table:table-cell office:value-type="float" office:value="0.508175" calcext:value-type="float">
            <text:p>0.508175</text:p>
          </table:table-cell>
          <table:table-cell office:value-type="float" office:value="0.554134" calcext:value-type="float">
            <text:p>0.554134</text:p>
          </table:table-cell>
          <table:table-cell office:value-type="float" office:value="0.518602" calcext:value-type="float">
            <text:p>0.518602</text:p>
          </table:table-cell>
          <table:table-cell office:value-type="float" office:value="0.553785" calcext:value-type="float">
            <text:p>0.553785</text:p>
          </table:table-cell>
          <table:table-cell table:formula="of:=AVERAGE([.E67:.I67])" office:value-type="float" office:value="0.5387804" calcext:value-type="float">
            <text:p>0.5387804</text:p>
          </table:table-cell>
          <table:table-cell/>
          <table:table-cell table:formula="of:=[.J67]*[.$C$63]/([.C67] * [.$J$63])" office:value-type="float" office:value="1.00092370738903" calcext:value-type="float">
            <text:p>1.0009237074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table:formula="of:=[.B68] * LOG( [.B68]; 2)" office:value-type="float" office:value="446180.246408118" calcext:value-type="float">
            <text:p>446180.246408118</text:p>
          </table:table-cell>
          <table:table-cell/>
          <table:table-cell office:value-type="float" office:value="0.601429" calcext:value-type="float">
            <text:p>0.601429</text:p>
          </table:table-cell>
          <table:table-cell office:value-type="float" office:value="0.621834" calcext:value-type="float">
            <text:p>0.621834</text:p>
          </table:table-cell>
          <table:table-cell office:value-type="float" office:value="0.580933" calcext:value-type="float">
            <text:p>0.580933</text:p>
          </table:table-cell>
          <table:table-cell office:value-type="float" office:value="0.580792" calcext:value-type="float">
            <text:p>0.580792</text:p>
          </table:table-cell>
          <table:table-cell office:value-type="float" office:value="0.568064" calcext:value-type="float">
            <text:p>0.568064</text:p>
          </table:table-cell>
          <table:table-cell table:formula="of:=AVERAGE([.E68:.I68])" office:value-type="float" office:value="0.5906104" calcext:value-type="float">
            <text:p>0.5906104</text:p>
          </table:table-cell>
          <table:table-cell/>
          <table:table-cell table:formula="of:=[.J68]*[.$C$63]/([.C68] * [.$J$63])" office:value-type="float" office:value="0.977397744608282" calcext:value-type="float">
            <text:p>0.9773977446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2" office:value-type="string" calcext:value-type="string">
            <text:p>Sorted + disjoint_sets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formula="of:=[.B72] * LOG([.B72]; 2)" office:value-type="float" office:value="34652.2403561497" calcext:value-type="float">
            <text:p>34652.2403561497</text:p>
          </table:table-cell>
          <table:table-cell/>
          <table:table-cell office:value-type="float" office:value="0.062178" calcext:value-type="float">
            <text:p>0.062178</text:p>
          </table:table-cell>
          <table:table-cell office:value-type="float" office:value="0.059806" calcext:value-type="float">
            <text:p>0.059806</text:p>
          </table:table-cell>
          <table:table-cell office:value-type="float" office:value="0.06926" calcext:value-type="float">
            <text:p>0.06926</text:p>
          </table:table-cell>
          <table:table-cell office:value-type="float" office:value="0.051228" calcext:value-type="float">
            <text:p>0.051228</text:p>
          </table:table-cell>
          <table:table-cell office:value-type="float" office:value="0.046235" calcext:value-type="float">
            <text:p>0.046235</text:p>
          </table:table-cell>
          <table:table-cell table:formula="of:=AVERAGE([.E72:.I72])" office:value-type="float" office:value="0.0577414" calcext:value-type="float">
            <text:p>0.0577414</text:p>
          </table:table-cell>
          <table:table-cell/>
          <table:table-cell table:formula="of:=[.J72]*[.$C$76]/([.C72]*[.$J$76])" office:value-type="float" office:value="1.25744986255121" calcext:value-type="float">
            <text:p>1.2574498626</text:p>
          </table:table-cell>
        </table:table-row>
        <table:table-row table:style-name="ro1">
          <table:table-cell/>
          <table:table-cell office:value-type="float" office:value="6000" calcext:value-type="float">
            <text:p>6000</text:p>
          </table:table-cell>
          <table:table-cell table:formula="of:=[.B73] * LOG([.B73]; 2)" office:value-type="float" office:value="75304.4807122995" calcext:value-type="float">
            <text:p>75304.4807122995</text:p>
          </table:table-cell>
          <table:table-cell/>
          <table:table-cell office:value-type="float" office:value="0.102848" calcext:value-type="float">
            <text:p>0.102848</text:p>
          </table:table-cell>
          <table:table-cell office:value-type="float" office:value="0.09826" calcext:value-type="float">
            <text:p>0.09826</text:p>
          </table:table-cell>
          <table:table-cell office:value-type="float" office:value="0.106166" calcext:value-type="float">
            <text:p>0.106166</text:p>
          </table:table-cell>
          <table:table-cell office:value-type="float" office:value="0.098878" calcext:value-type="float">
            <text:p>0.098878</text:p>
          </table:table-cell>
          <table:table-cell office:value-type="float" office:value="0.097473" calcext:value-type="float">
            <text:p>0.097473</text:p>
          </table:table-cell>
          <table:table-cell table:formula="of:=AVERAGE([.E73:.I73])" office:value-type="float" office:value="0.100725" calcext:value-type="float">
            <text:p>0.100725</text:p>
          </table:table-cell>
          <table:table-cell/>
          <table:table-cell table:formula="of:=[.J73]*[.$C$76]/([.C73]*[.$J$76])" office:value-type="float" office:value="1.00937174677865" calcext:value-type="float">
            <text:p>1.0093717468</text:p>
          </table:table-cell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table:formula="of:=[.B74] * LOG([.B74]; 2)" office:value-type="float" office:value="118221.38357494" calcext:value-type="float">
            <text:p>118221.38357494</text:p>
          </table:table-cell>
          <table:table-cell/>
          <table:table-cell office:value-type="float" office:value="0.173373" calcext:value-type="float">
            <text:p>0.173373</text:p>
          </table:table-cell>
          <table:table-cell office:value-type="float" office:value="0.166089" calcext:value-type="float">
            <text:p>0.166089</text:p>
          </table:table-cell>
          <table:table-cell office:value-type="float" office:value="0.144136" calcext:value-type="float">
            <text:p>0.144136</text:p>
          </table:table-cell>
          <table:table-cell office:value-type="float" office:value="0.152202" calcext:value-type="float">
            <text:p>0.152202</text:p>
          </table:table-cell>
          <table:table-cell office:value-type="float" office:value="0.14771" calcext:value-type="float">
            <text:p>0.14771</text:p>
          </table:table-cell>
          <table:table-cell table:formula="of:=AVERAGE([.E74:.I74])" office:value-type="float" office:value="0.156702" calcext:value-type="float">
            <text:p>0.156702</text:p>
          </table:table-cell>
          <table:table-cell/>
          <table:table-cell table:formula="of:=[.J74]*[.$C$76]/([.C74]*[.$J$76])" office:value-type="float" office:value="1.00026065895635" calcext:value-type="float">
            <text:p>1.000260659</text:p>
          </table:table-cell>
        </table:table-row>
        <table:table-row table:style-name="ro1">
          <table:table-cell/>
          <table:table-cell office:value-type="float" office:value="12000" calcext:value-type="float">
            <text:p>12000</text:p>
          </table:table-cell>
          <table:table-cell table:formula="of:=[.B75] * LOG([.B75]; 2)" office:value-type="float" office:value="162608.961424599" calcext:value-type="float">
            <text:p>162608.961424599</text:p>
          </table:table-cell>
          <table:table-cell/>
          <table:table-cell office:value-type="float" office:value="0.220763" calcext:value-type="float">
            <text:p>0.220763</text:p>
          </table:table-cell>
          <table:table-cell office:value-type="float" office:value="0.227514" calcext:value-type="float">
            <text:p>0.227514</text:p>
          </table:table-cell>
          <table:table-cell office:value-type="float" office:value="0.229044" calcext:value-type="float">
            <text:p>0.229044</text:p>
          </table:table-cell>
          <table:table-cell office:value-type="float" office:value="0.227048" calcext:value-type="float">
            <text:p>0.227048</text:p>
          </table:table-cell>
          <table:table-cell office:value-type="float" office:value="0.235466" calcext:value-type="float">
            <text:p>0.235466</text:p>
          </table:table-cell>
          <table:table-cell table:formula="of:=AVERAGE([.E75:.I75])" office:value-type="float" office:value="0.227967" calcext:value-type="float">
            <text:p>0.227967</text:p>
          </table:table-cell>
          <table:table-cell/>
          <table:table-cell table:formula="of:=[.J75]*[.$C$76]/([.C75]*[.$J$76])" office:value-type="float" office:value="1.05794281715419" calcext:value-type="float">
            <text:p>1.0579428172</text:p>
          </table:table-cell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table:formula="of:=[.B76] * LOG([.B76]; 2)" office:value-type="float" office:value="208090.123204059" calcext:value-type="float">
            <text:p>208090.123204059</text:p>
          </table:table-cell>
          <table:table-cell/>
          <table:table-cell office:value-type="float" office:value="0.289356" calcext:value-type="float">
            <text:p>0.289356</text:p>
          </table:table-cell>
          <table:table-cell office:value-type="float" office:value="0.265725" calcext:value-type="float">
            <text:p>0.265725</text:p>
          </table:table-cell>
          <table:table-cell office:value-type="float" office:value="0.264078" calcext:value-type="float">
            <text:p>0.264078</text:p>
          </table:table-cell>
          <table:table-cell office:value-type="float" office:value="0.275091" calcext:value-type="float">
            <text:p>0.275091</text:p>
          </table:table-cell>
          <table:table-cell office:value-type="float" office:value="0.284504" calcext:value-type="float">
            <text:p>0.284504</text:p>
          </table:table-cell>
          <table:table-cell table:formula="of:=AVERAGE([.E76:.I76])" office:value-type="float" office:value="0.2757508" calcext:value-type="float">
            <text:p>0.2757508</text:p>
          </table:table-cell>
          <table:table-cell/>
          <table:table-cell table:formula="of:=[.J76]*[.$C$76]/([.C76]*[.$J$7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8000" calcext:value-type="float">
            <text:p>18000</text:p>
          </table:table-cell>
          <table:table-cell table:formula="of:=[.B77] * LOG([.B77]; 2)" office:value-type="float" office:value="254442.767149879" calcext:value-type="float">
            <text:p>254442.767149879</text:p>
          </table:table-cell>
          <table:table-cell/>
          <table:table-cell office:value-type="float" office:value="0.350182" calcext:value-type="float">
            <text:p>0.350182</text:p>
          </table:table-cell>
          <table:table-cell office:value-type="float" office:value="0.324165" calcext:value-type="float">
            <text:p>0.324165</text:p>
          </table:table-cell>
          <table:table-cell office:value-type="float" office:value="0.386763" calcext:value-type="float">
            <text:p>0.386763</text:p>
          </table:table-cell>
          <table:table-cell office:value-type="float" office:value="0.352491" calcext:value-type="float">
            <text:p>0.352491</text:p>
          </table:table-cell>
          <table:table-cell office:value-type="float" office:value="0.3714" calcext:value-type="float">
            <text:p>0.3714</text:p>
          </table:table-cell>
          <table:table-cell table:formula="of:=AVERAGE([.E77:.I77])" office:value-type="float" office:value="0.3570002" calcext:value-type="float">
            <text:p>0.3570002</text:p>
          </table:table-cell>
          <table:table-cell/>
          <table:table-cell table:formula="of:=[.J77]*[.$C$76]/([.C77]*[.$J$76])" office:value-type="float" office:value="1.05879781317508" calcext:value-type="float">
            <text:p>1.0587978132</text:p>
          </table:table-cell>
        </table:table-row>
        <table:table-row table:style-name="ro1">
          <table:table-cell/>
          <table:table-cell office:value-type="float" office:value="21000" calcext:value-type="float">
            <text:p>21000</text:p>
          </table:table-cell>
          <table:table-cell table:formula="of:=[.B78] * LOG([.B78]; 2)" office:value-type="float" office:value="301520.135856258" calcext:value-type="float">
            <text:p>301520.135856258</text:p>
          </table:table-cell>
          <table:table-cell/>
          <table:table-cell office:value-type="float" office:value="0.51914" calcext:value-type="float">
            <text:p>0.51914</text:p>
          </table:table-cell>
          <table:table-cell office:value-type="float" office:value="0.419725" calcext:value-type="float">
            <text:p>0.419725</text:p>
          </table:table-cell>
          <table:table-cell office:value-type="float" office:value="0.42811" calcext:value-type="float">
            <text:p>0.42811</text:p>
          </table:table-cell>
          <table:table-cell office:value-type="float" office:value="0.409577" calcext:value-type="float">
            <text:p>0.409577</text:p>
          </table:table-cell>
          <table:table-cell office:value-type="float" office:value="0.409916" calcext:value-type="float">
            <text:p>0.409916</text:p>
          </table:table-cell>
          <table:table-cell table:formula="of:=AVERAGE([.E78:.I78])" office:value-type="float" office:value="0.4372936" calcext:value-type="float">
            <text:p>0.4372936</text:p>
          </table:table-cell>
          <table:table-cell/>
          <table:table-cell table:formula="of:=[.J78]*[.$C$76]/([.C78]*[.$J$76])" office:value-type="float" office:value="1.0944388155775" calcext:value-type="float">
            <text:p>1.0944388156</text:p>
          </table:table-cell>
        </table:table-row>
        <table:table-row table:style-name="ro1">
          <table:table-cell/>
          <table:table-cell office:value-type="float" office:value="24000" calcext:value-type="float">
            <text:p>24000</text:p>
          </table:table-cell>
          <table:table-cell table:formula="of:=[.B79] * LOG([.B79]; 2)" office:value-type="float" office:value="349217.922849198" calcext:value-type="float">
            <text:p>349217.922849198</text:p>
          </table:table-cell>
          <table:table-cell/>
          <table:table-cell office:value-type="float" office:value="0.496006" calcext:value-type="float">
            <text:p>0.496006</text:p>
          </table:table-cell>
          <table:table-cell office:value-type="float" office:value="0.460983" calcext:value-type="float">
            <text:p>0.460983</text:p>
          </table:table-cell>
          <table:table-cell office:value-type="float" office:value="0.496353" calcext:value-type="float">
            <text:p>0.496353</text:p>
          </table:table-cell>
          <table:table-cell office:value-type="float" office:value="0.469005" calcext:value-type="float">
            <text:p>0.469005</text:p>
          </table:table-cell>
          <table:table-cell office:value-type="float" office:value="0.468548" calcext:value-type="float">
            <text:p>0.468548</text:p>
          </table:table-cell>
          <table:table-cell table:formula="of:=AVERAGE([.E79:.I79])" office:value-type="float" office:value="0.478179" calcext:value-type="float">
            <text:p>0.478179</text:p>
          </table:table-cell>
          <table:table-cell/>
          <table:table-cell table:formula="of:=[.J79]*[.$C$76]/([.C79]*[.$J$76])" office:value-type="float" office:value="1.03330530934155" calcext:value-type="float">
            <text:p>1.0333053093</text:p>
          </table:table-cell>
        </table:table-row>
        <table:table-row table:style-name="ro1">
          <table:table-cell/>
          <table:table-cell office:value-type="float" office:value="27000" calcext:value-type="float">
            <text:p>27000</text:p>
          </table:table-cell>
          <table:table-cell table:formula="of:=[.B80] * LOG([.B80]; 2)" office:value-type="float" office:value="397458.13824429" calcext:value-type="float">
            <text:p>397458.13824429</text:p>
          </table:table-cell>
          <table:table-cell/>
          <table:table-cell office:value-type="float" office:value="0.528059" calcext:value-type="float">
            <text:p>0.528059</text:p>
          </table:table-cell>
          <table:table-cell office:value-type="float" office:value="0.51239" calcext:value-type="float">
            <text:p>0.51239</text:p>
          </table:table-cell>
          <table:table-cell office:value-type="float" office:value="0.53483" calcext:value-type="float">
            <text:p>0.53483</text:p>
          </table:table-cell>
          <table:table-cell office:value-type="float" office:value="0.530787" calcext:value-type="float">
            <text:p>0.530787</text:p>
          </table:table-cell>
          <table:table-cell office:value-type="float" office:value="0.549987" calcext:value-type="float">
            <text:p>0.549987</text:p>
          </table:table-cell>
          <table:table-cell table:formula="of:=AVERAGE([.E80:.I80])" office:value-type="float" office:value="0.5312106" calcext:value-type="float">
            <text:p>0.5312106</text:p>
          </table:table-cell>
          <table:table-cell/>
          <table:table-cell table:formula="of:=[.J80]*[.$C$76]/([.C80]*[.$J$76])" office:value-type="float" office:value="1.00857924055669" calcext:value-type="float">
            <text:p>1.0085792406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table:formula="of:=[.B81] * LOG([.B81]; 2)" office:value-type="float" office:value="446180.246408118" calcext:value-type="float">
            <text:p>446180.246408118</text:p>
          </table:table-cell>
          <table:table-cell/>
          <table:table-cell office:value-type="float" office:value="0.598413" calcext:value-type="float">
            <text:p>0.598413</text:p>
          </table:table-cell>
          <table:table-cell office:value-type="float" office:value="0.576678" calcext:value-type="float">
            <text:p>0.576678</text:p>
          </table:table-cell>
          <table:table-cell office:value-type="float" office:value="0.605473" calcext:value-type="float">
            <text:p>0.605473</text:p>
          </table:table-cell>
          <table:table-cell office:value-type="float" office:value="0.621711" calcext:value-type="float">
            <text:p>0.621711</text:p>
          </table:table-cell>
          <table:table-cell office:value-type="float" office:value="0.595581" calcext:value-type="float">
            <text:p>0.595581</text:p>
          </table:table-cell>
          <table:table-cell table:formula="of:=AVERAGE([.E81:.I81])" office:value-type="float" office:value="0.5995712" calcext:value-type="float">
            <text:p>0.5995712</text:p>
          </table:table-cell>
          <table:table-cell/>
          <table:table-cell table:formula="of:=[.J81]*[.$C$76]/([.C81]*[.$J$76])" office:value-type="float" office:value="1.01406340615108" calcext:value-type="float">
            <text:p>1.01406340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adornments="Bold" style:font-pitch="variable"/>
    <style:font-face style:name="Arial Black1" svg:font-family="'Arial Black'" style:font-adornments="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5">00/00/0000</text:date>, <text:time style:data-style-name="N2" text:time-value="17:14:45.7937042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9T19:12:13.336301768</meta:creation-date>
    <dc:date>2017-01-15T17:14:30.656622731</dc:date>
    <meta:editing-duration>PT14M5S</meta:editing-duration>
    <meta:editing-cycles>5</meta:editing-cycles>
    <meta:generator>LibreOffice/5.1.4.2$Linux_X86_64 LibreOffice_project/10m0$Build-2</meta:generator>
    <meta:document-statistic meta:table-count="1" meta:cell-count="55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191cm" svg:height="5.787cm" xlink:href=".." xlink:type="simple" chart:class="chart:line" chart:style-name="ch1">
        <chart:legend svg:x="0cm" svg:y="0cm" style:legend-expansion="custom" chartooo:width="13.191cm" chartooo:height="5.787cm" style:legend-expansion-aspect-ratio="2.27941938828409" chart:style-name="ch2"/>
        <chart:plot-area chart:style-name="ch3" table:cell-range-address="Sheet1.B3:Sheet1.B12 Sheet1.L3:Sheet1.L12" chart:data-source-has-labels="both" svg:x="0.263cm" svg:y="0.115cm" svg:width="12.665cm" svg:height="5.557cm">
          <chartooo:coordinate-region svg:x="0.99cm" svg:y="0.314cm" svg:width="11.473cm" svg:height="4.711cm"/>
          <chart:axis chart:dimension="x" chart:name="primary-x" chart:style-name="ch4" chartooo:axis-type="auto">
            <chartooo:date-scale/>
            <chart:categories table:cell-range-address="Sheet1.B3:Sheet1.B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L3:Sheet1.L12" loext:label-string="naive_bfs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_bfs</text:p>
              </table:table-cell>
            </table:table-row>
          </table:table-header-rows>
          <table:table-rows>
            <table:table-row>
              <table:table-cell office:value-type="float" office:value="3000">
                <text:p>3000</text:p>
                <draw:g>
                  <svg:desc>Sheet1.B3:Sheet1.B12</svg:desc>
                </draw:g>
              </table:table-cell>
              <table:table-cell office:value-type="float" office:value="1.30019739346146">
                <text:p>1.30019739346146</text:p>
                <draw:g>
                  <svg:desc>Sheet1.L3:Sheet1.L12</svg:desc>
                </draw:g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.03406886798928">
                <text:p>1.0340688679892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993521338708085">
                <text:p>0.99352133870808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.09075597818288">
                <text:p>1.09075597818288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1.21132712921341">
                <text:p>1.21132712921341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1.30204864217446">
                <text:p>1.30204864217446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1.2040833321077">
                <text:p>1.2040833321077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1.02883272015463">
                <text:p>1.02883272015463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.23230968622952">
                <text:p>1.232309686229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989cm" svg:height="5.504cm" xlink:href=".." xlink:type="simple" chart:class="chart:line" chart:style-name="ch1">
        <chart:legend svg:x="2.897cm" svg:y="1.626cm" style:legend-expansion="custom" chartooo:width="10.091cm" chartooo:height="3.878cm" style:legend-expansion-aspect-ratio="2.60211449200619" chart:style-name="ch2"/>
        <chart:plot-area chart:style-name="ch3" table:cell-range-address="Sheet1.B18:Sheet1.B27 Sheet1.L18:Sheet1.L27" chart:data-source-has-labels="both" svg:x="-0.466cm" svg:y="0.038cm" svg:width="13.155cm" svg:height="5.883cm">
          <chartooo:coordinate-region svg:x="0.261cm" svg:y="0.237cm" svg:width="11.963cm" svg:height="5.037cm"/>
          <chart:axis chart:dimension="x" chart:name="primary-x" chart:style-name="ch4" chartooo:axis-type="auto">
            <chartooo:date-scale/>
            <chart:categories table:cell-range-address="Sheet1.B18:Sheet1.B2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L18:Sheet1.L27" loext:label-string="naive_disjoint_sets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_disjoint_sets</text:p>
              </table:table-cell>
            </table:table-row>
          </table:table-header-rows>
          <table:table-rows>
            <table:table-row>
              <table:table-cell office:value-type="float" office:value="3000">
                <text:p>3000</text:p>
                <draw:g>
                  <svg:desc>Sheet1.B18:Sheet1.B27</svg:desc>
                </draw:g>
              </table:table-cell>
              <table:table-cell office:value-type="float" office:value="1.30472723300095">
                <text:p>1.30472723300095</text:p>
                <draw:g>
                  <svg:desc>Sheet1.L18:Sheet1.L27</svg:desc>
                </draw:g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.00786172638633">
                <text:p>1.00786172638633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.01996441301144">
                <text:p>1.01996441301144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.00272466456798">
                <text:p>1.00272466456798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1.00711596744607">
                <text:p>1.00711596744607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1.00002867332762">
                <text:p>1.00002867332762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1.00712261351542">
                <text:p>1.00712261351542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1.02766836041576">
                <text:p>1.02766836041576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.03256915382077">
                <text:p>1.032569153820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848cm" svg:height="5.42cm" xlink:href=".." xlink:type="simple" chart:class="chart:line" chart:style-name="ch1">
        <chart:legend chart:legend-position="end" svg:x="12.403cm" svg:y="2.411cm" style:legend-expansion="high" chart:style-name="ch2"/>
        <chart:plot-area chart:style-name="ch3" table:cell-range-address="Sheet1.B31:Sheet1.B40 Sheet1.L31:Sheet1.L40" chart:data-source-has-labels="both" svg:x="0.356cm" svg:y="0.108cm" svg:width="11.691cm" svg:height="5.204cm">
          <chartooo:coordinate-region svg:x="1.083cm" svg:y="0.307cm" svg:width="10.499cm" svg:height="4.358cm"/>
          <chart:axis chart:dimension="x" chart:name="primary-x" chart:style-name="ch4" chartooo:axis-type="auto">
            <chartooo:date-scale/>
            <chart:categories table:cell-range-address="Sheet1.B31:Sheet1.B4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L31:Sheet1.L40" loext:label-string="ottmanbentley_disjoint_set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ttmanbentley_disjoint_set</text:p>
              </table:table-cell>
            </table:table-row>
          </table:table-header-rows>
          <table:table-rows>
            <table:table-row>
              <table:table-cell office:value-type="float" office:value="3000">
                <text:p>3000</text:p>
                <draw:g>
                  <svg:desc>Sheet1.B31:Sheet1.B40</svg:desc>
                </draw:g>
              </table:table-cell>
              <table:table-cell office:value-type="float" office:value="1.73946343009541">
                <text:p>1.73946343009541</text:p>
                <draw:g>
                  <svg:desc>Sheet1.L31:Sheet1.L40</svg:desc>
                </draw:g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.2784655251579">
                <text:p>1.2784655251579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.11250616605239">
                <text:p>1.11250616605239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.16636942025005">
                <text:p>1.16636942025005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.922744283361651">
                <text:p>0.922744283361651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0.900043324838017">
                <text:p>0.900043324838017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0.83175405579068">
                <text:p>0.83175405579068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0.796840843462828">
                <text:p>0.796840843462828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769290233419105">
                <text:p>0.7692902334191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703cm" svg:height="5.448cm" xlink:href=".." xlink:type="simple" chart:class="chart:line" chart:style-name="ch1">
        <chart:legend chart:legend-position="end" svg:x="13.528cm" svg:y="2.425cm" style:legend-expansion="high" chart:style-name="ch2"/>
        <chart:plot-area chart:style-name="ch3" table:cell-range-address="Sheet1.B45:Sheet1.B54 Sheet1.L45:Sheet1.L54" chart:data-source-has-labels="both" svg:x="0.354cm" svg:y="0.108cm" svg:width="12.82cm" svg:height="5.232cm">
          <chartooo:coordinate-region svg:x="1.081cm" svg:y="0.307cm" svg:width="11.628cm" svg:height="4.386cm"/>
          <chart:axis chart:dimension="x" chart:name="primary-x" chart:style-name="ch4" chartooo:axis-type="auto">
            <chartooo:date-scale/>
            <chart:categories table:cell-range-address="Sheet1.B45:Sheet1.B5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L45:Sheet1.L54" loext:label-string="ottmanbentley_bfs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ttmanbentley_bfs</text:p>
              </table:table-cell>
            </table:table-row>
          </table:table-header-rows>
          <table:table-rows>
            <table:table-row>
              <table:table-cell office:value-type="float" office:value="3000">
                <text:p>3000</text:p>
                <draw:g>
                  <svg:desc>Sheet1.B45:Sheet1.B54</svg:desc>
                </draw:g>
              </table:table-cell>
              <table:table-cell office:value-type="float" office:value="1.42499247773347">
                <text:p>1.42499247773347</text:p>
                <draw:g>
                  <svg:desc>Sheet1.L45:Sheet1.L54</svg:desc>
                </draw:g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.16224952397833">
                <text:p>1.16224952397833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.17403881141641">
                <text:p>1.17403881141641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.10524906329872">
                <text:p>1.10524906329872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.869549099158378">
                <text:p>0.869549099158378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0.816513055861743">
                <text:p>0.816513055861743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0.774159682951795">
                <text:p>0.774159682951795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0.745889861924139">
                <text:p>0.745889861924139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713863007613887">
                <text:p>0.71386300761388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14cm" svg:height="5.053cm" xlink:href=".." xlink:type="simple" chart:class="chart:line" chart:style-name="ch1">
        <chart:legend svg:x="-0.001cm" svg:y="0cm" style:legend-expansion="custom" chartooo:width="16.14cm" chartooo:height="5.053cm" style:legend-expansion-aspect-ratio="3.19414209380566" chart:style-name="ch2"/>
        <chart:plot-area chart:style-name="ch3" table:cell-range-address="Sheet1.B59:Sheet1.B68 Sheet1.L59:Sheet1.L68" chart:data-source-has-labels="both" svg:x="0.322cm" svg:y="0.101cm" svg:width="15.496cm" svg:height="4.851cm">
          <chartooo:coordinate-region svg:x="1.049cm" svg:y="0.3cm" svg:width="14.304cm" svg:height="4.005cm"/>
          <chart:axis chart:dimension="x" chart:name="primary-x" chart:style-name="ch4" chartooo:axis-type="auto">
            <chartooo:date-scale/>
            <chart:categories table:cell-range-address="Sheet1.B59:Sheet1.B6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L59:Sheet1.L68" loext:label-string="sorted_bfs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rted_bfs</text:p>
              </table:table-cell>
            </table:table-row>
          </table:table-header-rows>
          <table:table-rows>
            <table:table-row>
              <table:table-cell office:value-type="float" office:value="3000">
                <text:p>3000</text:p>
                <draw:g>
                  <svg:desc>Sheet1.B59:Sheet1.B68</svg:desc>
                </draw:g>
              </table:table-cell>
              <table:table-cell office:value-type="float" office:value="1.43120331929373">
                <text:p>1.43120331929373</text:p>
                <draw:g>
                  <svg:desc>Sheet1.L59:Sheet1.L68</svg:desc>
                </draw:g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.01694033386547">
                <text:p>1.01694033386547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972214575606749">
                <text:p>0.972214575606749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.04914359952028">
                <text:p>1.04914359952028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0.972915364449976">
                <text:p>0.972915364449976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0.970388391300518">
                <text:p>0.970388391300518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0.975927352908382">
                <text:p>0.975927352908382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1.00092370738903">
                <text:p>1.00092370738903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977397744608282">
                <text:p>0.97739774460828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388cm" svg:height="4.743cm" xlink:href=".." xlink:type="simple" chart:class="chart:line" chart:style-name="ch1">
        <chart:legend chart:legend-position="end" svg:x="11.16cm" svg:y="2.072cm" style:legend-expansion="high" chart:style-name="ch2"/>
        <chart:plot-area chart:style-name="ch3" table:cell-range-address="Sheet1.B72:Sheet1.B81 Sheet1.L72:Sheet1.L81" chart:data-source-has-labels="both" svg:x="0.307cm" svg:y="0.094cm" svg:width="10.546cm" svg:height="4.555cm">
          <chartooo:coordinate-region svg:x="1.034cm" svg:y="0.293cm" svg:width="9.354cm" svg:height="3.709cm"/>
          <chart:axis chart:dimension="x" chart:name="primary-x" chart:style-name="ch4" chartooo:axis-type="auto">
            <chartooo:date-scale/>
            <chart:categories table:cell-range-address="Sheet1.B72:Sheet1.B8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L72:Sheet1.L81" loext:label-string="sorted_disjoint_set" chart:class="chart:line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rted_disjoint_set</text:p>
              </table:table-cell>
            </table:table-row>
          </table:table-header-rows>
          <table:table-rows>
            <table:table-row>
              <table:table-cell office:value-type="float" office:value="3000">
                <text:p>3000</text:p>
                <draw:g>
                  <svg:desc>Sheet1.B72:Sheet1.B81</svg:desc>
                </draw:g>
              </table:table-cell>
              <table:table-cell office:value-type="float" office:value="1.25744986255121">
                <text:p>1.25744986255121</text:p>
                <draw:g>
                  <svg:desc>Sheet1.L72:Sheet1.L81</svg:desc>
                </draw:g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1.00937174677865">
                <text:p>1.0093717467786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.00026065895635">
                <text:p>1.00026065895635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1.05794281715419">
                <text:p>1.05794281715419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1.05879781317508">
                <text:p>1.05879781317508</text:p>
              </table:table-cell>
            </table:table-row>
            <table:table-row>
              <table:table-cell office:value-type="float" office:value="21000">
                <text:p>21000</text:p>
              </table:table-cell>
              <table:table-cell office:value-type="float" office:value="1.0944388155775">
                <text:p>1.0944388155775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1.03330530934155">
                <text:p>1.03330530934155</text:p>
              </table:table-cell>
            </table:table-row>
            <table:table-row>
              <table:table-cell office:value-type="float" office:value="27000">
                <text:p>27000</text:p>
              </table:table-cell>
              <table:table-cell office:value-type="float" office:value="1.00857924055669">
                <text:p>1.00857924055669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.01406340615108">
                <text:p>1.0140634061510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